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application/binary" manifest:full-path="Scripts/javascript/"/>
  <manifest:file-entry manifest:media-type="application/binary" manifest:full-path="Scripts/"/>
  <manifest:file-entry manifest:media-type="image/png" manifest:full-path="Thumbnails/thumbnail.png"/>
  <manifest:file-entry manifest:media-type="" manifest:full-path="Configurations2/menubar/menu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TerraLegal.Listeners.initSheets?language=Basic&amp;location=application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2.843cm"/>
    </style:style>
    <style:style style:name="co51" style:family="table-column">
      <style:table-column-properties fo:break-before="auto" style:column-width="2.757cm"/>
    </style:style>
    <style:style style:name="co52" style:family="table-column">
      <style:table-column-properties fo:break-before="auto" style:column-width="2.775cm"/>
    </style:style>
    <style:style style:name="co53" style:family="table-column">
      <style:table-column-properties fo:break-before="auto" style:column-width="9.156cm"/>
    </style:style>
    <style:style style:name="co11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1.871cm"/>
    </style:style>
    <style:style style:name="co30" style:family="table-column">
      <style:table-column-properties fo:break-before="auto" style:column-width="1.427cm"/>
    </style:style>
    <style:style style:name="co31" style:family="table-column">
      <style:table-column-properties fo:break-before="auto" style:column-width="1.485cm"/>
    </style:style>
    <style:style style:name="co32" style:family="table-column">
      <style:table-column-properties fo:break-before="auto" style:column-width="0.771cm"/>
    </style:style>
    <style:style style:name="co33" style:family="table-column">
      <style:table-column-properties fo:break-before="auto" style:column-width="1.161cm"/>
    </style:style>
    <style:style style:name="co34" style:family="table-column">
      <style:table-column-properties fo:break-before="auto" style:column-width="1.318cm"/>
    </style:style>
    <style:style style:name="co35" style:family="table-column">
      <style:table-column-properties fo:break-before="auto" style:column-width="6.47cm"/>
    </style:style>
    <style:style style:name="co36" style:family="table-column">
      <style:table-column-properties fo:break-before="auto" style:column-width="2.96cm"/>
    </style:style>
    <style:style style:name="co37" style:family="table-column">
      <style:table-column-properties fo:break-before="auto" style:column-width="2.732cm"/>
    </style:style>
    <style:style style:name="co16" style:family="table-column">
      <style:table-column-properties fo:break-before="auto" style:column-width="4.18cm"/>
    </style:style>
    <style:style style:name="co17" style:family="table-column">
      <style:table-column-properties fo:break-before="auto" style:column-width="8.654cm"/>
    </style:style>
    <style:style style:name="co18" style:family="table-column">
      <style:table-column-properties fo:break-before="auto" style:column-width="2.071cm"/>
    </style:style>
    <style:style style:name="co19" style:family="table-column">
      <style:table-column-properties fo:break-before="auto" style:column-width="3.078cm"/>
    </style:style>
    <style:style style:name="co20" style:family="table-column">
      <style:table-column-properties fo:break-before="auto" style:column-width="2.279cm"/>
    </style:style>
    <style:style style:name="co21" style:family="table-column">
      <style:table-column-properties fo:break-before="auto" style:column-width="1.759cm"/>
    </style:style>
    <style:style style:name="co22" style:family="table-column">
      <style:table-column-properties fo:break-before="auto" style:column-width="1.446cm"/>
    </style:style>
    <style:style style:name="co23" style:family="table-column">
      <style:table-column-properties fo:break-before="auto" style:column-width="1.707cm"/>
    </style:style>
    <style:style style:name="co24" style:family="table-column">
      <style:table-column-properties fo:break-before="auto" style:column-width="3.928cm"/>
    </style:style>
    <style:style style:name="co26" style:family="table-column">
      <style:table-column-properties fo:break-before="auto" style:column-width="6.165cm"/>
    </style:style>
    <style:style style:name="co27" style:family="table-column">
      <style:table-column-properties fo:break-before="auto" style:column-width="4.343cm"/>
    </style:style>
    <style:style style:name="co28" style:family="table-column">
      <style:table-column-properties fo:break-before="auto" style:column-width="6.234cm"/>
    </style:style>
    <style:style style:name="co38" style:family="table-column">
      <style:table-column-properties fo:break-before="auto" style:column-width="2.478cm"/>
    </style:style>
    <style:style style:name="co39" style:family="table-column">
      <style:table-column-properties fo:break-before="auto" style:column-width="2.348cm"/>
    </style:style>
    <style:style style:name="co40" style:family="table-column">
      <style:table-column-properties fo:break-before="auto" style:column-width="0.84cm"/>
    </style:style>
    <style:style style:name="co41" style:family="table-column">
      <style:table-column-properties fo:break-before="auto" style:column-width="3.681cm"/>
    </style:style>
    <style:style style:name="co42" style:family="table-column">
      <style:table-column-properties fo:break-before="auto" style:column-width="1.956cm"/>
    </style:style>
    <style:style style:name="co43" style:family="table-column">
      <style:table-column-properties fo:break-before="auto" style:column-width="2.496cm"/>
    </style:style>
    <style:style style:name="co44" style:family="table-column">
      <style:table-column-properties fo:break-before="auto" style:column-width="1.642cm"/>
    </style:style>
    <style:style style:name="co45" style:family="table-column">
      <style:table-column-properties fo:break-before="auto" style:column-width="2.663cm"/>
    </style:style>
    <style:style style:name="co46" style:family="table-column">
      <style:table-column-properties fo:break-before="auto" style:column-width="1.401cm"/>
    </style:style>
    <style:style style:name="co47" style:family="table-column">
      <style:table-column-properties fo:break-before="auto" style:column-width="1.586cm"/>
    </style:style>
    <style:style style:name="co48" style:family="table-column">
      <style:table-column-properties fo:break-before="auto" style:column-width="3.898cm"/>
    </style:style>
    <style:style style:name="ro8" style:family="table-row">
      <style:table-row-properties style:row-height="0.62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0.474cm" fo:break-before="auto" style:use-optimal-row-height="true"/>
    </style:style>
    <style:style style:name="ro15" style:family="table-row">
      <style:table-row-properties style:row-height="0.474cm" fo:break-before="auto" style:use-optimal-row-height="true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5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1.348cm" fo:break-before="auto" style:use-optimal-row-height="tru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545cm" fo:break-before="auto" style:use-optimal-row-height="false"/>
    </style:style>
    <style:style style:name="ro16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66" style:family="table-cell" style:parent-style-name="Default">
      <style:table-cell-properties fo:border="0.06pt solid #ffffff"/>
      <style:text-properties style:text-position=""/>
    </style:style>
    <style:style style:name="ce75" style:family="table-cell" style:parent-style-name="Default">
      <style:table-cell-properties fo:border="0.06pt solid #ffffff"/>
      <style:text-properties style:use-window-font-color="true" style:text-position=""/>
    </style:style>
    <style:style style:name="ce81" style:family="table-cell" style:parent-style-name="Default">
      <style:table-cell-properties fo:background-color="#333366" fo:border="0.06pt solid #ffffff"/>
      <style:text-properties fo:color="#ccccff" style:text-position=""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ackground-color="#666699" fo:border="0.06pt solid #ffffff"/>
      <style:text-properties fo:color="#ffffff" style:text-position=""/>
    </style:style>
    <style:style style:name="ce83" style:family="table-cell" style:parent-style-name="Default">
      <style:table-cell-properties fo:background-color="#9999ff" fo:border="0.06pt solid #ffffff"/>
      <style:text-properties style:use-window-font-color="true" style:text-position=""/>
    </style:style>
    <style:style style:name="ce84" style:family="table-cell" style:parent-style-name="Default">
      <style:table-cell-properties fo:background-color="#333366" fo:border="0.06pt solid #ffffff"/>
      <style:text-properties style:text-position=""/>
    </style:style>
    <style:style style:name="ce85" style:family="table-cell" style:parent-style-name="Default">
      <style:table-cell-properties fo:background-color="#9999ff" fo:border="0.06pt solid #ffffff"/>
      <style:text-properties fo:color="#000000" style:text-position=""/>
    </style:style>
    <style:style style:name="ce2" style:family="table-cell" style:parent-style-name="Default">
      <style:table-cell-properties fo:border="0.06pt solid #ffffff"/>
      <style:text-properties style:text-position=""/>
    </style:style>
    <style:style style:name="ce25" style:family="table-cell" style:parent-style-name="Default">
      <style:table-cell-properties fo:background-color="#333366" fo:border="0.06pt solid #ffffff"/>
      <style:text-properties style:text-position=""/>
    </style:style>
    <style:style style:name="ce27" style:family="table-cell" style:parent-style-name="Default">
      <style:table-cell-properties fo:background-color="#663300" fo:border="0.06pt solid #ffffff"/>
      <style:text-properties fo:color="#ffcc99" style:text-position="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663300" style:text-align-source="fix" style:repeat-content="false" fo:border="0.06pt solid #ffffff"/>
      <style:paragraph-properties fo:text-align="justify"/>
      <style:text-properties fo:color="#ffffff" style:text-outline="false" style:text-line-through-style="none" style:text-position="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pt" style:country-asian="BR" style:font-style-asian="normal" style:font-weight-asian="bold" style:font-name-complex="Times New Roman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6633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pt" style:country-asian="BR" style:font-style-asian="normal" style:font-weight-asian="bold" style:font-name-complex="Times New Roman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bold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bold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6pt solid #ffffff"/>
      <style:paragraph-properties fo:text-align="justify"/>
      <style:text-properties style:use-window-font-color="true" style:text-outline="false" style:text-line-through-style="none" style:text-position="" style:font-name="Arial" fo:font-size="8pt" fo:language="pt" fo:country="BR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pt" style:country-asian="BR" style:font-weight-asian="normal" style:font-size-complex="8pt" style:language-complex="ar" style:country-complex="SA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ffffff"/>
      <style:paragraph-properties fo:text-align="justify"/>
      <style:text-properties style:use-window-font-color="true" style:text-outline="false" style:text-line-through-style="none" style:text-position="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pt" style:country-asian="BR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3300" style:text-align-source="fix" style:repeat-content="false" fo:border="0.06pt solid #ffffff"/>
      <style:paragraph-properties fo:text-align="start" fo:margin-left="0cm"/>
      <style:text-properties fo:color="#ffffff" style:text-outline="false" style:text-line-through-style="none" style:text-position="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pt" style:country-asian="BR" style:font-style-asian="normal" style:font-weight-asian="bold" style:font-name-complex="Arial" style:font-size-complex="5.6500000953674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663300" fo:border="0.06pt solid #ffffff"/>
      <style:text-properties fo:color="#ffffff" style:text-position="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bold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663300" style:text-align-source="fix" style:repeat-content="false" fo:border="0.06pt solid #ffffff"/>
      <style:paragraph-properties fo:text-align="start" fo:margin-left="0cm"/>
      <style:text-properties fo:color="#ffffff" style:text-position="" fo:font-size="11pt" fo:font-weight="bold" style:font-name-asian="Arial" style:font-size-asian="11pt" style:language-asian="pt" style:country-asian="BR" style:font-weight-asian="bold" style:font-name-complex="Times New Roman" style:font-size-complex="11pt" style:language-complex="ar" style:country-complex="SA" style:font-weight-complex="bold"/>
    </style:style>
    <style:style style:name="ce38" style:family="table-cell" style:parent-style-name="Default">
      <style:table-cell-properties fo:background-color="#996633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pt" style:country-asian="BR" style:font-style-asian="normal" style:font-weight-asian="normal" style:font-name-complex="Times New Roman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996633" style:text-align-source="fix" style:repeat-content="false" fo:border="0.06pt solid #ffffff" style:rotation-angle="9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pt" style:country-asian="BR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06pt solid #ffffff"/>
      <style:paragraph-properties fo:text-align="justify"/>
      <style:text-properties style:use-window-font-color="true" style:text-outline="false" style:text-line-through-style="none" style:text-position="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pt" style:country-asian="BR" style:font-style-asian="normal" style:font-weight-asian="normal" style:font-name-complex="Times New Roman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6633" style:text-align-source="fix" style:repeat-content="false" fo:border="0.06pt solid #ffffff"/>
      <style:paragraph-properties fo:text-align="center" fo:margin-left="0cm"/>
      <style:text-properties style:use-window-font-color="true" style:text-outline="false" style:text-line-through-style="none" style:text-position="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pt" style:country-asian="BR" style:font-style-asian="normal" style:font-weight-asian="bold" style:font-name-complex="Times New Roman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cc99" style:text-align-source="fix" style:repeat-content="false" fo:border="0.06pt solid #ffffff" style:shrink-to-fit="false"/>
      <style:paragraph-properties fo:text-align="center" fo:margin-left="0cm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cc99" style:text-align-source="fix" style:repeat-content="false" fo:border="0.06pt solid #ffffff"/>
      <style:paragraph-properties fo:text-align="center" fo:margin-left="0cm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0.06pt solid #ffffff"/>
      <style:text-properties style:text-position="" fo:font-size="8pt" style:font-size-asian="8pt" style:font-size-complex="8pt"/>
    </style:style>
    <style:style style:name="ce45" style:family="table-cell" style:parent-style-name="Default">
      <style:table-cell-properties fo:background-color="#ffcc99" style:text-align-source="fix" style:repeat-content="false" fo:border="0.06pt solid #ffffff"/>
      <style:paragraph-properties fo:text-align="justify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33" fo:border="0.06pt solid #ffffff"/>
      <style:text-properties style:text-position=""/>
    </style:style>
    <style:style style:name="ce47" style:family="table-cell" style:parent-style-name="Default">
      <style:table-cell-properties fo:background-color="#996633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pt" style:country-asian="BR" style:font-style-asian="normal" style:font-weight-asian="normal" style:font-name-complex="Ari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6633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pt" style:country-asian="BR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pt" style:country-asian="BR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ff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pt" style:country-asian="BR" style:font-style-asian="normal" style:font-weight-asian="bold" style:font-name-complex="Times New Roman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ff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ffff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fo:border="0.06pt solid #ffffff"/>
      <style:text-properties style:text-position=""/>
    </style:style>
    <style:style style:name="ce55" style:family="table-cell" style:parent-style-name="Default" style:data-style-name="N100">
      <style:text-properties style:text-position=""/>
    </style:style>
    <style:style style:name="ce56" style:family="table-cell" style:parent-style-name="Default" style:data-style-name="N0">
      <style:text-properties style:text-position=""/>
    </style:style>
    <style:style style:name="ce58" style:family="table-cell" style:parent-style-name="Default">
      <style:table-cell-properties fo:background-color="#280099" style:text-align-source="fix" style:repeat-content="false" fo:border="0.06pt solid #ffffff"/>
      <style:paragraph-properties fo:text-align="start" fo:margin-left="0cm"/>
      <style:text-properties fo:color="#ccccff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order="0.06pt solid #ffffff"/>
    </style:style>
    <style:style style:name="ce60" style:family="table-cell" style:parent-style-name="Default">
      <style:table-cell-properties fo:background-color="#280099" style:text-align-source="fix" style:repeat-content="false" fo:border="0.06pt solid #ffffff"/>
      <style:paragraph-properties fo:text-align="end" fo:margin-left="0cm"/>
      <style:text-properties fo:color="#ffffff"/>
    </style:style>
    <style:style style:name="ce61" style:family="table-cell" style:parent-style-name="Default">
      <style:table-cell-properties fo:background-color="#9999ff" fo:border="0.06pt solid #ffffff"/>
    </style:style>
    <style:style style:name="ce62" style:family="table-cell" style:parent-style-name="Default">
      <style:table-cell-properties fo:background-color="#314004" style:text-align-source="fix" style:repeat-content="false" fo:border="0.06pt solid #ffffff"/>
      <style:paragraph-properties fo:text-align="start" fo:margin-left="0cm"/>
      <style:text-properties fo:color="#94bd5e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ffffff" fo:border="0.06pt solid #ffffff"/>
    </style:style>
    <style:style style:name="ce64" style:family="table-cell" style:parent-style-name="Default">
      <style:table-cell-properties fo:background-color="#314004" style:text-align-source="fix" style:repeat-content="false" fo:border="0.06pt solid #ffffff"/>
      <style:paragraph-properties fo:text-align="end" fo:margin-left="0cm"/>
      <style:text-properties fo:color="#ffffff"/>
    </style:style>
    <style:style style:name="ce65" style:family="table-cell" style:parent-style-name="Default">
      <style:table-cell-properties fo:background-color="#94bd5e" fo:border="0.06pt solid #ffffff"/>
    </style:style>
    <style:style style:name="ce67" style:family="table-cell" style:parent-style-name="Default">
      <style:table-cell-properties fo:background-color="#800000" fo:border="0.06pt solid #ffffff"/>
      <style:text-properties fo:color="#ff8080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800000" style:text-align-source="fix" style:repeat-content="false" fo:border="0.06pt solid #ffffff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69" style:family="table-cell" style:parent-style-name="Default">
      <style:table-cell-properties fo:background-color="#800000" fo:border="0.06pt solid #ffffff"/>
      <style:text-properties fo:color="#ffffff"/>
    </style:style>
    <style:style style:name="ce70" style:family="table-cell" style:parent-style-name="Default">
      <style:table-cell-properties fo:background-color="#ffcc99" fo:border="0.06pt solid #ffffff"/>
    </style:style>
    <style:style style:name="ce71" style:family="table-cell" style:parent-style-name="Default">
      <style:table-cell-properties style:text-align-source="fix" style:repeat-content="false" fo:border="0.06pt solid #ffffff"/>
      <style:paragraph-properties fo:text-align="start" fo:margin-left="0cm"/>
    </style:style>
    <style:style style:name="ce72" style:family="table-cell" style:parent-style-name="Default">
      <style:table-cell-properties fo:background-color="#ffcc99" style:text-align-source="fix" style:repeat-content="false" fo:border="0.06pt solid #ffffff"/>
      <style:paragraph-properties fo:text-align="center" fo:margin-left="0cm"/>
    </style:style>
    <style:style style:name="ce73" style:family="table-cell" style:parent-style-name="Default">
      <style:table-cell-properties fo:background-color="#800000" style:text-align-source="fix" style:repeat-content="false" fo:border="0.06pt solid #ffffff"/>
      <style:paragraph-properties fo:text-align="center" fo:margin-left="0cm"/>
      <style:text-properties fo:color="#ffffff"/>
    </style:style>
    <style:style style:name="ce74" style:family="table-cell" style:parent-style-name="Default">
      <style:table-cell-properties style:text-align-source="fix" style:repeat-content="false" fo:border="0.06pt solid #ffffff"/>
      <style:paragraph-properties fo:text-align="center" fo:margin-left="0cm"/>
    </style:style>
    <style:style style:name="ce76" style:family="table-cell" style:parent-style-name="Default">
      <style:table-cell-properties fo:border="0.06pt solid #ffffff"/>
      <style:text-properties style:use-window-font-color="true"/>
    </style:style>
    <style:style style:name="ce77" style:family="table-cell" style:parent-style-name="Default" style:data-style-name="N2">
      <style:table-cell-properties fo:background-color="#ffcc99" style:text-align-source="fix" style:repeat-content="false" fo:border="0.06pt solid #ffffff"/>
      <style:paragraph-properties fo:text-align="center" fo:margin-left="0cm"/>
    </style:style>
    <style:style style:name="ce78" style:family="table-cell" style:parent-style-name="Default" style:data-style-name="N2">
      <style:table-cell-properties style:text-align-source="fix" style:repeat-content="false" fo:border="0.06pt solid #ffffff"/>
      <style:paragraph-properties fo:text-align="center" fo:margin-left="0cm"/>
    </style:style>
    <style:style style:name="ce79" style:family="table-cell" style:parent-style-name="Default" style:data-style-name="N108">
      <style:table-cell-properties fo:background-color="#ffcc99" style:text-align-source="fix" style:repeat-content="false" fo:border="0.06pt solid #ffffff"/>
      <style:paragraph-properties fo:text-align="center" fo:margin-left="0cm"/>
    </style:style>
    <style:style style:name="ce80" style:family="table-cell" style:parent-style-name="Default" style:data-style-name="N108">
      <style:table-cell-properties style:text-align-source="fix" style:repeat-content="false" fo:border="0.06pt solid #ffffff"/>
      <style:paragraph-properties fo:text-align="center" fo:margin-left="0cm"/>
    </style:style>
    <style:style style:name="ce86" style:family="table-cell" style:parent-style-name="Default">
      <style:table-cell-properties fo:background-color="#800000" fo:border="0.06pt solid #ffffff"/>
      <style:text-properties fo:color="#00b8ff"/>
    </style:style>
    <style:style style:name="gr1" style:family="graphic">
      <style:graphic-properties fo:background-color="#ffcc99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style:font-name="Arial" fo:font-size="8pt" fo:language="pt" fo:country="BR" style:font-name-asian="Arial" style:font-size-asian="8pt" style:language-asian="pt" style:country-asian="BR" style:font-name-complex="Times New Roman" style:font-size-complex="8pt" style:language-complex="ar" style:country-complex="SA"/>
    </style:style>
    <style:style style:name="T2" style:family="text">
      <style:text-properties style:font-name="Arial" fo:font-size="8pt" fo:language="pt" fo:country="BR" style:font-name-asian="Arial" style:font-size-asian="8pt" style:language-asian="pt" style:country-asian="BR" style:font-name-complex="Arial" style:font-size-complex="8pt" style:language-complex="ar" style:country-complex="SA"/>
    </style:style>
    <style:style style:name="T3" style:family="text">
      <style:text-properties style:font-name="Arial" fo:font-size="8pt" fo:language="pt" fo:country="BR" fo:font-style="italic" style:font-name-asian="Arial" style:font-size-asian="8pt" style:language-asian="pt" style:country-asian="BR" style:font-style-asian="italic" style:font-name-complex="Arial" style:font-size-complex="8pt" style:language-complex="ar" style:country-complex="SA" style:font-style-complex="italic"/>
    </style:style>
    <style:style style:name="T4" style:family="text">
      <style:text-properties style:font-name="Arial" fo:font-size="8pt" fo:language="pt" fo:country="BR" fo:font-style="normal" style:font-name-asian="Arial" style:font-size-asian="8pt" style:language-asian="pt" style:country-asian="BR" style:font-style-asian="normal" style:font-name-complex="Arial" style:font-size-complex="8pt" style:language-complex="ar" style:country-complex="SA" style:font-style-complex="normal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Arial" fo:font-size="11pt" fo:language="es" fo:country="ES" fo:font-weight="bold" style:font-name-asian="Arial" style:font-size-asian="11pt" style:language-asian="pt" style:country-asian="BR" style:font-weight-asian="bold" style:font-name-complex="Arial" style:font-size-complex="11pt" style:language-complex="ar" style:country-complex="SA" style:font-weight-complex="bold"/>
    </style:style>
    <style:style style:name="T7" style:family="text">
      <style:text-properties style:font-name="Arial" fo:font-size="8pt" style:font-size-asian="8pt" style:font-size-complex="8pt"/>
    </style:style>
  </office:automatic-styles>
  <office:body>
    <office:spreadsheet>
      <table:table table:name="Identificacao" table:style-name="ta1" table:print="false">
        <office:forms form:automatic-focus="false" form:apply-design-mode="false">
          <form:form form:name="Formulário" form:allow-deletes="false" form:allow-inserts="false" form:allow-updates="false" form:apply-filter="true" form:escape-processing="fals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23" table:default-cell-style-name="ce59"/>
        <table:table-column table:style-name="co24" table:default-cell-style-name="ce59"/>
        <table:table-column table:style-name="co26" table:default-cell-style-name="ce59"/>
        <table:table-column table:style-name="co11" table:number-columns-repeated="1014" table:default-cell-style-name="ce59"/>
        <table:table-row table:style-name="ro8">
          <table:table-cell table:style-name="ce58" office:value-type="string" table:number-columns-spanned="2" table:number-rows-spanned="1">
            <text:p>Identificação do Ocupante</text:p>
          </table:table-cell>
          <table:covered-table-cell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6">
          <table:table-cell table:style-name="ce60" office:value-type="string">
            <text:p>Nome do Detentor:</text:p>
          </table:table-cell>
          <table:table-cell table:style-name="ce61" office:value-type="string">
            <text:p>$parcela.nomeProprietario</text:p>
          </table:table-cell>
          <table:table-cell table:number-columns-repeated="1022"/>
        </table:table-row>
        <table:table-row table:style-name="ro16">
          <table:table-cell table:style-name="ce60" office:value-type="string">
            <text:p>CPF(xxx.xxx.xxx-xx):</text:p>
          </table:table-cell>
          <table:table-cell table:style-name="ce61" office:value-type="string">
            <text:p>$parcela.cpfCnpj</text:p>
          </table:table-cell>
          <table:table-cell table:number-columns-repeated="1022"/>
        </table:table-row>
        <table:table-row table:style-name="ro9">
          <table:table-cell table:style-name="ce60" office:value-type="string">
            <text:p>Nº do processo:</text:p>
          </table:table-cell>
          <table:table-cell table:style-name="ce61"/>
          <table:table-cell table:number-columns-repeated="1022"/>
        </table:table-row>
        <table:table-row table:style-name="ro8" table:number-rows-repeated="6553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arcela" table:style-name="ta1" table:print="false">
        <office:forms form:automatic-focus="false" form:apply-design-mode="false">
          <form:form form:name="Formulário" form:allow-deletes="false" form:allow-inserts="false" form:allow-updates="false" form:apply-filter="true" form:escape-processing="fals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tAdicionarMunicipio" form:control-implementation="ooo:com.sun.star.form.component.CommandButton" xml:id="control1" form:id="control1" form:label="Adicion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TerraLegal.Parcela.addMunicipio?language=Basic&amp;location=application" xlink:type="simple"/>
              </office:event-listeners>
            </form:button>
            <form:combobox form:name="cmbMunicipios" form:control-implementation="ooo:com.sun.star.form.component.ComboBox" xml:id="control2" form:id="control2" form:dropdown="true" form:size="20" form:current-value="Selecione o Município" form:value="Selecione o Município" form:convert-empty-to-null="true" form:list-source-type="table" form:source-cell-range="Municipios.B2:Municipios.B771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  <form:button form:name="btDeletarMunicipios" form:control-implementation="ooo:com.sun.star.form.component.CommandButton" xml:id="control3" form:id="control3" form:label="Deleta o ultimo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TerraLegal.Parcela.delMunicipio?language=Basic&amp;location=application" xlink:type="simple"/>
              </office:event-listeners>
            </form:button>
          </form:form>
        </office:forms>
        <table:table-column table:style-name="co27" table:default-cell-style-name="ce63"/>
        <table:table-column table:style-name="co28" table:default-cell-style-name="ce63"/>
        <table:table-column table:style-name="co38" table:default-cell-style-name="ce63"/>
        <table:table-column table:style-name="co39" table:default-cell-style-name="ce63"/>
        <table:table-column table:style-name="co40" table:default-cell-style-name="ce63"/>
        <table:table-column table:style-name="co11" table:number-columns-repeated="1018" table:default-cell-style-name="ce63"/>
        <table:table-column table:style-name="co11" table:default-cell-style-name="Default"/>
        <table:table-row table:style-name="ro8">
          <table:table-cell table:style-name="ce62" office:value-type="string" table:number-columns-spanned="2" table:number-rows-spanned="1">
            <text:p>Identificação da Parcela</text:p>
          </table:table-cell>
          <table:covered-table-cell/>
          <table:table-cell table:number-columns-repeated="1022"/>
        </table:table-row>
        <table:table-row table:style-name="ro9">
          <table:table-cell table:number-columns-repeated="1023"/>
          <table:table-cell table:style-name="ce63"/>
        </table:table-row>
        <table:table-row table:style-name="ro9">
          <table:table-cell table:style-name="ce64" office:value-type="string">
            <text:p>Denominação da parcela:</text:p>
          </table:table-cell>
          <table:table-cell table:style-name="ce65" office:value-type="string">
            <text:p>$parcela.nome</text:p>
          </table:table-cell>
          <table:table-cell table:style-name="ce59" table:number-columns-repeated="3"/>
          <table:table-cell table:number-columns-repeated="1019"/>
        </table:table-row>
        <table:table-row table:style-name="ro9">
          <table:table-cell table:style-name="ce64" office:value-type="string">
            <text:p>Gleba:</text:p>
            <draw:control table:end-cell-address="Parcela.C5" table:end-x="0.348cm" table:end-y="0.408cm" draw:z-index="1" draw:text-style-name="P1" svg:width="6.612cm" svg:height="0.411cm" svg:x="4.312cm" svg:y="0.455cm" draw:control="control2"/>
          </table:table-cell>
          <table:table-cell table:style-name="ce65"/>
          <table:table-cell table:style-name="ce59">
            <draw:control table:end-cell-address="Parcela.C5" table:end-x="2.199cm" table:end-y="0.372cm" draw:z-index="0" draw:text-style-name="P2" svg:width="1.494cm" svg:height="0.375cm" svg:x="0.745cm" svg:y="0.455cm" draw:control="control1"/>
          </table:table-cell>
          <table:table-cell table:style-name="ce59">
            <draw:control table:end-cell-address="Parcela.E5" table:end-x="0.061cm" table:end-y="0.353cm" draw:z-index="2" draw:text-style-name="P2" svg:width="1.936cm" svg:height="0.356cm" svg:x="0.522cm" svg:y="0.455cm" draw:control="control3"/>
          </table:table-cell>
          <table:table-cell table:style-name="ce59"/>
          <table:table-cell table:number-columns-repeated="1019"/>
        </table:table-row>
        <table:table-row table:style-name="ro9">
          <table:table-cell table:style-name="ce64" office:value-type="string">
            <text:p>Município(s):</text:p>
          </table:table-cell>
          <table:table-cell/>
          <table:table-cell table:style-name="ce59" table:number-columns-repeated="3"/>
          <table:table-cell table:number-columns-repeated="1019"/>
        </table:table-row>
        <table:table-row table:style-name="ro8" table:number-rows-repeated="6553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ertices" table:style-name="ta1" table:print="false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ombobox form:name="cmbMeridianos" form:control-implementation="ooo:com.sun.star.form.component.ComboBox" xml:id="control4" form:id="control4" form:dropdown="true" form:size="20" form:convert-empty-to-null="true" form:list-source-type="table" form:linked-cell="Vertices.B5">
              <form:properties>
                <form:property form:property-name="DefaultControl" office:value-type="string" office:string-value="com.sun.star.form.control.ComboBox"/>
              </form:properties>
              <form:item form:label=" -75"/>
              <form:item form:label=" -69"/>
              <form:item form:label=" -63"/>
              <form:item form:label=" -57"/>
              <form:item form:label=" -51"/>
              <form:item form:label=" -45"/>
              <form:item form:label=" -39"/>
              <form:item form:label=" -33"/>
            </form:combobox>
            <form:button form:name="btCalcMedidas" form:control-implementation="ooo:com.sun.star.form.component.CommandButton" xml:id="control5" form:id="control5" form:label="Calcular as medida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TerraLegal.Vertices.postAreaHaPerimeterKm?language=Basic&amp;location=application" xlink:type="simple"/>
              </office:event-listeners>
            </form:button>
            <form:combobox form:name="cmbHemisferio" form:control-implementation="ooo:com.sun.star.form.component.ComboBox" xml:id="control6" form:id="control6" form:dropdown="true" form:size="20" form:convert-empty-to-null="true" form:list-source-type="table" form:linked-cell="Vertices.B7" form:auto-complete="true">
              <form:properties>
                <form:property form:property-name="DefaultControl" office:value-type="string" office:string-value="com.sun.star.form.control.ComboBox"/>
              </form:properties>
              <form:item form:label="Sul"/>
              <form:item form:label="Norte"/>
            </form:combobox>
          </form:form>
        </office:forms>
        <table:table-column table:style-name="co41" table:default-cell-style-name="ce71"/>
        <table:table-column table:style-name="co42" table:default-cell-style-name="ce74"/>
        <table:table-column table:style-name="co43" table:default-cell-style-name="ce78"/>
        <table:table-column table:style-name="co44" table:default-cell-style-name="ce80"/>
        <table:table-column table:style-name="co45" table:default-cell-style-name="ce78"/>
        <table:table-column table:style-name="co44" table:default-cell-style-name="ce80"/>
        <table:table-column table:style-name="co46" table:default-cell-style-name="ce78"/>
        <table:table-column table:style-name="co47" table:default-cell-style-name="ce80"/>
        <table:table-column table:style-name="co48" table:default-cell-style-name="ce74"/>
        <table:table-column table:style-name="co11" table:number-columns-repeated="1015" table:default-cell-style-name="ce59"/>
        <table:table-row table:style-name="ro8">
          <table:table-cell table:style-name="ce67" office:value-type="string" table:number-columns-spanned="9" table:number-rows-spanned="1">
            <text:p>Tabela de Vértices</text:p>
          </table:table-cell>
          <table:covered-table-cell table:number-columns-repeated="8" table:style-name="ce59"/>
          <table:table-cell table:number-columns-repeated="1015"/>
        </table:table-row>
        <table:table-row table:style-name="ro9">
          <table:table-cell table:style-name="ce59" table:number-columns-repeated="9"/>
          <table:table-cell table:number-columns-repeated="1015"/>
        </table:table-row>
        <table:table-row table:style-name="ro9">
          <table:table-cell table:style-name="ce68" office:value-type="string">
            <text:p>DATUM SIRGAS2000</text:p>
          </table:table-cell>
          <table:table-cell table:style-name="ce59"/>
          <table:table-cell table:style-name="ce76">
            <draw:control table:end-cell-address="Vertices.D3" table:end-x="1.536cm" table:end-y="0.439cm" draw:z-index="1" draw:text-style-name="P2" svg:width="2.436cm" svg:height="0.365cm" svg:x="1.617cm" svg:y="0.078cm" draw:control="control5"/>
          </table:table-cell>
          <table:table-cell table:style-name="ce59"/>
          <table:table-cell table:style-name="ce69" office:value-type="string">
            <text:p>Área(Ha):</text:p>
          </table:table-cell>
          <table:table-cell table:style-name="ce86" office:value-type="string">
            <text:p>$area_ha</text:p>
          </table:table-cell>
          <table:table-cell table:style-name="ce59" table:number-columns-repeated="3"/>
          <table:table-cell table:number-columns-repeated="1015"/>
        </table:table-row>
        <table:table-row table:style-name="ro9">
          <table:table-cell table:style-name="ce59" table:number-columns-repeated="4"/>
          <table:table-cell table:style-name="ce69" office:value-type="string">
            <text:p>Perímetro(Km):</text:p>
          </table:table-cell>
          <table:table-cell table:style-name="ce86" office:value-type="string">
            <text:p>$perimetro_m</text:p>
          </table:table-cell>
          <table:table-cell table:style-name="ce59" table:number-columns-repeated="3"/>
          <table:table-cell table:number-columns-repeated="1015"/>
        </table:table-row>
        <table:table-row table:style-name="ro9">
          <table:table-cell table:style-name="ce69" office:value-type="string">
            <text:p>Meridiano Central (°):</text:p>
          </table:table-cell>
          <table:table-cell table:style-name="ce72" office:value-type="string">
            <text:p>$meridiano_central</text:p>
            <draw:control table:end-cell-address="Vertices.C5" table:end-x="0.014cm" table:end-y="0.426cm" draw:z-index="0" draw:style-name="gr1" draw:text-style-name="P1" svg:width="1.821cm" svg:height="0.346cm" svg:x="0.163cm" svg:y="0.088cm" draw:control="control4"/>
          </table:table-cell>
          <table:table-cell table:style-name="ce76"/>
          <table:table-cell table:style-name="ce59" table:number-columns-repeated="6"/>
          <table:table-cell table:number-columns-repeated="1015"/>
        </table:table-row>
        <table:table-row table:style-name="ro9">
          <table:table-cell table:style-name="ce59" table:number-columns-repeated="9"/>
          <table:table-cell table:number-columns-repeated="1015"/>
        </table:table-row>
        <table:table-row table:style-name="ro9">
          <table:table-cell table:style-name="ce69" office:value-type="string">
            <text:p>Hemisfério:</text:p>
          </table:table-cell>
          <table:table-cell table:style-name="ce72" office:value-type="string">
            <text:p>Sul</text:p>
            <draw:control table:end-cell-address="Vertices.B7" table:end-x="1.929cm" table:end-y="0.443cm" draw:z-index="2" draw:style-name="gr1" draw:text-style-name="P1" svg:width="1.759cm" svg:height="0.371cm" svg:x="0.184cm" svg:y="0.084cm" draw:control="control6"/>
          </table:table-cell>
          <table:table-cell table:style-name="ce59" table:number-columns-repeated="7"/>
          <table:table-cell table:number-columns-repeated="1015"/>
        </table:table-row>
        <table:table-row table:style-name="ro9">
          <table:table-cell table:style-name="ce59" table:number-columns-repeated="9"/>
          <table:table-cell table:number-columns-repeated="1015"/>
        </table:table-row>
        <table:table-row table:style-name="ro9">
          <table:table-cell table:style-name="ce69" office:value-type="string">
            <text:p>Vértice</text:p>
          </table:table-cell>
          <table:table-cell table:style-name="ce73" office:value-type="string">
            <text:p>Sequência</text:p>
          </table:table-cell>
          <table:table-cell table:style-name="ce73" office:value-type="string">
            <text:p>E</text:p>
          </table:table-cell>
          <table:table-cell table:style-name="ce73" office:value-type="string">
            <text:p>Sigma 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Sigma N</text:p>
          </table:table-cell>
          <table:table-cell table:style-name="ce73" office:value-type="string">
            <text:p>h</text:p>
          </table:table-cell>
          <table:table-cell table:style-name="ce73" office:value-type="string">
            <text:p>Sigma h</text:p>
          </table:table-cell>
          <table:table-cell table:style-name="ce69" office:value-type="string">
            <text:p>Método Levantamento</text:p>
          </table:table-cell>
          <table:table-cell table:number-columns-repeated="1015"/>
        </table:table-row>
        <table:table-row table:style-name="ro9">
          <table:table-cell table:style-name="ce70" office:value-type="string">
            <text:p>{vertice}</text:p>
          </table:table-cell>
          <table:table-cell table:style-name="ce72" office:value-type="string">
            <text:p>{seq_vertice}</text:p>
          </table:table-cell>
          <table:table-cell table:style-name="ce77" office:value-type="string">
            <text:p>{coord_este}</text:p>
          </table:table-cell>
          <table:table-cell table:style-name="ce79" office:value-type="string">
            <text:p>{rms_este}</text:p>
          </table:table-cell>
          <table:table-cell table:style-name="ce77" office:value-type="string">
            <text:p>{coord_norte}</text:p>
          </table:table-cell>
          <table:table-cell table:style-name="ce79" office:value-type="string">
            <text:p>{rms_norte}</text:p>
          </table:table-cell>
          <table:table-cell table:style-name="ce77" office:value-type="string">
            <text:p>{altitude}</text:p>
          </table:table-cell>
          <table:table-cell table:style-name="ce79" office:value-type="string">
            <text:p>{rms_alt}</text:p>
          </table:table-cell>
          <table:table-cell table:style-name="ce72" office:value-type="string">
            <text:p>{metodo}</text:p>
          </table:table-cell>
          <table:table-cell table:number-columns-repeated="1015"/>
        </table:table-row>
        <table:table-row table:style-name="ro8" table:number-rows-repeated="65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imites" table:style-name="ta1" table:print="false">
        <office:forms form:automatic-focus="false" form:apply-design-mode="false"/>
        <table:table-column table:style-name="co25" table:default-cell-style-name="ce66"/>
        <table:table-column table:style-name="co51" table:default-cell-style-name="ce66"/>
        <table:table-column table:style-name="co52" table:default-cell-style-name="ce66"/>
        <table:table-column table:style-name="co53" table:default-cell-style-name="ce66"/>
        <table:table-column table:style-name="co11" table:number-columns-repeated="1020" table:default-cell-style-name="ce66"/>
        <table:table-row table:style-name="ro8">
          <table:table-cell table:style-name="ce81" office:value-type="string" table:number-columns-spanned="4" table:number-rows-spanned="1">
            <text:p>Tabela de Limites</text:p>
          </table:table-cell>
          <table:covered-table-cell table:number-columns-repeated="3" table:style-name="ce84"/>
          <table:table-cell table:number-columns-repeated="1020"/>
        </table:table-row>
        <table:table-row table:style-name="ro9">
          <table:table-cell table:style-name="ce75"/>
          <table:table-cell table:number-columns-repeated="1023"/>
        </table:table-row>
        <table:table-row table:style-name="ro14">
          <table:table-cell table:style-name="ce82" office:value-type="string">
            <text:p>De</text:p>
          </table:table-cell>
          <table:table-cell table:style-name="ce82" office:value-type="string">
            <text:p>Para</text:p>
          </table:table-cell>
          <table:table-cell table:style-name="ce82" office:value-type="string">
            <text:p>Tipo Limite</text:p>
          </table:table-cell>
          <table:table-cell table:style-name="ce82" office:value-type="string">
            <text:p>Confrontante</text:p>
          </table:table-cell>
          <table:table-cell table:number-columns-repeated="1020"/>
        </table:table-row>
        <table:table-row table:style-name="ro15">
          <table:table-cell table:style-name="ce83" office:value-type="string">
            <text:p>{vertice}</text:p>
          </table:table-cell>
          <table:table-cell table:style-name="ce83" office:value-type="string">
            <text:p>{vante}</text:p>
          </table:table-cell>
          <table:table-cell table:style-name="ce85" office:value-type="string">
            <text:p>{tipo_limite}</text:p>
          </table:table-cell>
          <table:table-cell table:style-name="ce85" office:value-type="string">
            <text:p>{nome_confrontante}</text:p>
          </table:table-cell>
          <table:table-cell table:number-columns-repeated="1020"/>
        </table:table-row>
        <table:table-row table:style-name="ro8" table:number-rows-repeated="6552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adroes" table:style-name="ta1" table:print="false">
        <table:table-column table:style-name="co29" table:default-cell-style-name="ce2"/>
        <table:table-column table:style-name="co30" table:default-cell-style-name="ce2"/>
        <table:table-column table:style-name="co31" table:number-columns-repeated="10" table:default-cell-style-name="ce2"/>
        <table:table-column table:style-name="co32" table:default-cell-style-name="ce2"/>
        <table:table-column table:style-name="co33" table:default-cell-style-name="ce2"/>
        <table:table-column table:style-name="co34" table:number-columns-repeated="10" table:default-cell-style-name="ce2"/>
        <table:table-column table:style-name="co11" table:number-columns-repeated="1000" table:default-cell-style-name="ce2"/>
        <table:table-row table:style-name="ro1">
          <table:table-cell table:style-name="ce27" office:value-type="string" table:number-columns-spanned="12" table:number-rows-spanned="1">
            <text:p>Tabelas Descritivas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8" office:value-type="string" table:number-columns-spanned="10" table:number-rows-spanned="1">
            <text:p>1. Classificação de vértices quanto à finalidade, tipo e precisão</text:p>
          </table:table-cell>
          <table:covered-table-cell table:number-columns-repeated="9"/>
          <table:table-cell table:number-columns-repeated="1014"/>
        </table:table-row>
        <table:table-row table:style-name="ro4">
          <table:table-cell table:style-name="ce29" office:value-type="string">
            <text:p>Classe</text:p>
          </table:table-cell>
          <table:table-cell table:style-name="ce41" office:value-type="string" table:number-columns-spanned="5" table:number-rows-spanned="1">
            <text:p>Finalidade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29" office:value-type="string" table:number-columns-spanned="2" table:number-rows-spanned="1">
            <text:p>Tipo</text:p>
          </table:table-cell>
          <table:covered-table-cell table:style-name="ce29"/>
          <table:table-cell table:style-name="ce29" office:value-type="string" table:number-columns-spanned="2" table:number-rows-spanned="1">
            <text:p>Precisão (m)</text:p>
          </table:table-cell>
          <table:covered-table-cell table:style-name="ce29"/>
          <table:table-cell table:style-name="ce52"/>
          <table:table-cell table:number-columns-repeated="1013"/>
        </table:table-row>
        <table:table-row table:style-name="ro2">
          <table:table-cell table:style-name="ce30" office:value-type="string">
            <text:p>C1</text:p>
          </table:table-cell>
          <table:table-cell table:style-name="ce42" office:value-type="string" table:number-columns-spanned="5" table:number-rows-spanned="1">
            <text:p>Apoio básico / Apoio imediato / Limite</text:p>
          </table:table-cell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30" office:value-type="string" table:number-columns-spanned="2" table:number-rows-spanned="1">
            <text:p>M</text:p>
          </table:table-cell>
          <table:covered-table-cell table:style-name="ce50"/>
          <table:table-cell table:style-name="ce50" office:value-type="string" table:number-columns-spanned="2" table:number-rows-spanned="1">
            <text:p>≤ 0,10</text:p>
          </table:table-cell>
          <table:covered-table-cell table:style-name="ce30"/>
          <table:table-cell table:style-name="ce53"/>
          <table:table-cell table:number-columns-repeated="1013"/>
        </table:table-row>
        <table:table-row table:style-name="ro2">
          <table:table-cell table:style-name="ce30" office:value-type="string">
            <text:p>C2</text:p>
          </table:table-cell>
          <table:table-cell table:style-name="ce43" office:value-type="string" table:number-columns-spanned="5" table:number-rows-spanned="1">
            <text:p>Apoio imediato / Limite</text:p>
          </table:table-cell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30" office:value-type="string" table:number-columns-spanned="2" table:number-rows-spanned="1">
            <text:p>M</text:p>
          </table:table-cell>
          <table:covered-table-cell table:style-name="ce50"/>
          <table:table-cell table:style-name="ce50" office:value-type="string" table:number-columns-spanned="2" table:number-rows-spanned="1">
            <text:p>≤ 0,20</text:p>
          </table:table-cell>
          <table:covered-table-cell table:style-name="ce30"/>
          <table:table-cell table:style-name="ce53"/>
          <table:table-cell table:number-columns-repeated="1013"/>
        </table:table-row>
        <table:table-row table:style-name="ro2">
          <table:table-cell table:style-name="ce30" office:value-type="string">
            <text:p>C3</text:p>
          </table:table-cell>
          <table:table-cell table:style-name="ce43" office:value-type="string" table:number-columns-spanned="5" table:number-rows-spanned="1">
            <text:p>Desenvolvimento de poligonal / Limite</text:p>
          </table:table-cell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31" office:value-type="string" table:number-columns-spanned="2" table:number-rows-spanned="1">
            <text:p>M, P</text:p>
          </table:table-cell>
          <table:covered-table-cell table:style-name="ce50"/>
          <table:table-cell table:style-name="ce51" office:value-type="string" table:number-columns-spanned="2" table:number-rows-spanned="1">
            <text:p>≤ 0,40</text:p>
          </table:table-cell>
          <table:covered-table-cell table:style-name="ce31"/>
          <table:table-cell table:style-name="ce54"/>
          <table:table-cell table:number-columns-repeated="1013"/>
        </table:table-row>
        <table:table-row table:style-name="ro2">
          <table:table-cell table:style-name="ce31" office:value-type="string">
            <text:p>C4</text:p>
          </table:table-cell>
          <table:table-cell table:style-name="ce43" office:value-type="string" table:number-columns-spanned="5" table:number-rows-spanned="1">
            <text:p>Limite</text:p>
          </table:table-cell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30" office:value-type="string" table:number-columns-spanned="2" table:number-rows-spanned="1">
            <text:p>M, P, V, O</text:p>
          </table:table-cell>
          <table:covered-table-cell table:style-name="ce50"/>
          <table:table-cell table:style-name="ce50" office:value-type="string" table:number-columns-spanned="2" table:number-rows-spanned="1">
            <text:p>≤ 0,50</text:p>
          </table:table-cell>
          <table:covered-table-cell table:style-name="ce30"/>
          <table:table-cell table:style-name="ce53"/>
          <table:table-cell table:number-columns-repeated="1013"/>
        </table:table-row>
        <table:table-row table:style-name="ro2">
          <table:table-cell table:style-name="ce30" office:value-type="string">
            <text:p>C5</text:p>
          </table:table-cell>
          <table:table-cell table:style-name="ce43" office:value-type="string" table:number-columns-spanned="5" table:number-rows-spanned="1">
            <text:p>Limite por acidente geográfico natural</text:p>
          </table:table-cell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30" office:value-type="string" table:number-columns-spanned="2" table:number-rows-spanned="1">
            <text:p>P, V, O</text:p>
          </table:table-cell>
          <table:covered-table-cell table:style-name="ce50"/>
          <table:table-cell table:style-name="ce50" office:value-type="string" table:number-columns-spanned="2" table:number-rows-spanned="1">
            <text:p>≤ 2,00</text:p>
          </table:table-cell>
          <table:covered-table-cell table:style-name="ce30"/>
          <table:table-cell table:style-name="ce53"/>
          <table:table-cell table:number-columns-repeated="1013"/>
        </table:table-row>
        <table:table-row table:style-name="ro2">
          <table:table-cell table:style-name="ce30" office:value-type="string">
            <text:p>C6</text:p>
          </table:table-cell>
          <table:table-cell table:style-name="ce43" office:value-type="string" table:number-columns-spanned="5" table:number-rows-spanned="1">
            <text:p>Limite levantado por método indireto</text:p>
          </table:table-cell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30" office:value-type="string" table:number-columns-spanned="2" table:number-rows-spanned="1">
            <text:p>V</text:p>
          </table:table-cell>
          <table:covered-table-cell table:style-name="ce50"/>
          <table:table-cell table:style-name="ce50" office:value-type="string" table:number-columns-spanned="2" table:number-rows-spanned="1">
            <text:p>≤ 7,50</text:p>
          </table:table-cell>
          <table:covered-table-cell table:style-name="ce30"/>
          <table:table-cell table:style-name="ce53"/>
          <table:table-cell table:number-columns-repeated="1013"/>
        </table:table-row>
        <table:table-row table:style-name="ro2">
          <table:table-cell office:value-type="string" table:number-columns-spanned="11" table:number-rows-spanned="1">
            <text:p>Notas:</text:p>
          </table:table-cell>
          <table:covered-table-cell table:number-columns-repeated="10"/>
          <table:table-cell table:number-columns-repeated="1013"/>
        </table:table-row>
        <table:table-row table:style-name="ro5">
          <table:table-cell table:style-name="ce32" office:value-type="string" table:number-columns-spanned="10" table:number-rows-spanned="1">
            <text:p>
                            <text:span text:style-name="T1">a) </text:span>
                            <text:span text:style-name="T2">Vértice do tipo virtual para classe C4 somente poderá ser determinado de forma analítica, conforme definido pelo item 5.3.8 no tópico </text:span>
                            <text:span text:style-name="T3">Por determinação analítica,</text:span>
                            <text:span text:style-name="T4"> da </text:span>
                            <text:span text:style-name="T3">Norma Técnica para Georreferenciamento em Ações de Regularização Fundiária Aplicada à Amazônia Legal.</text:span>
                        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4"/>
          <table:table-cell table:number-columns-repeated="1013"/>
        </table:table-row>
        <table:table-row table:style-name="ro5">
          <table:table-cell table:style-name="ce33" office:value-type="string" table:number-columns-spanned="10" table:number-rows-spanned="1">
            <text:p>b) A Precisão da classe C6 (7,50m) é compatível com base cartográfica produzida em escala de 1:25.000 com Padrão de Exatidão Cartográfica – PEC classe A, conforme descrição técnica presente no Art. 9º do Decreto Nº 89.817/84.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4" office:value-type="string" table:number-columns-spanned="9" table:number-rows-spanned="1">
            <text:p>2. Métodos de Levantamento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style-name="ce30" office:value-type="string">
            <text:p>LT1</text:p>
          </table:table-cell>
          <table:table-cell table:style-name="ce45" office:value-type="string" table:number-columns-spanned="8" table:number-rows-spanned="1">
            <text:p>Levantamento por poligonal coincidente ao limite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1015"/>
        </table:table-row>
        <table:table-row table:style-name="ro6">
          <table:table-cell table:style-name="ce30" office:value-type="string">
            <text:p>LT2</text:p>
          </table:table-cell>
          <table:table-cell table:style-name="ce45" office:value-type="string" table:number-columns-spanned="8" table:number-rows-spanned="1">
            <text:p>Levantamento de limite por irradiação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1015"/>
        </table:table-row>
        <table:table-row table:style-name="ro6">
          <table:table-cell table:style-name="ce30" office:value-type="string">
            <text:p>LG1</text:p>
          </table:table-cell>
          <table:table-cell table:style-name="ce45" office:value-type="string" table:number-columns-spanned="8" table:number-rows-spanned="1">
            <text:p>Posicionamento relativo estático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1015"/>
        </table:table-row>
        <table:table-row table:style-name="ro6">
          <table:table-cell table:style-name="ce30" office:value-type="string">
            <text:p>LG2</text:p>
          </table:table-cell>
          <table:table-cell table:style-name="ce45" office:value-type="string" table:number-columns-spanned="8" table:number-rows-spanned="1">
            <text:p>Posicionamento relativo estático rápido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1015"/>
        </table:table-row>
        <table:table-row table:style-name="ro6">
          <table:table-cell table:style-name="ce30" office:value-type="string">
            <text:p>LG3</text:p>
          </table:table-cell>
          <table:table-cell table:style-name="ce45" office:value-type="string" table:number-columns-spanned="8" table:number-rows-spanned="1">
            <text:p>Posicionamento relativo semicinemático (stop and go)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1015"/>
        </table:table-row>
        <table:table-row table:style-name="ro6">
          <table:table-cell table:style-name="ce30" office:value-type="string">
            <text:p>LG4</text:p>
          </table:table-cell>
          <table:table-cell table:style-name="ce45" office:value-type="string" table:number-columns-spanned="8" table:number-rows-spanned="1">
            <text:p>Posicionamento relativo cinemático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1015"/>
        </table:table-row>
        <table:table-row table:style-name="ro6">
          <table:table-cell table:style-name="ce30" office:value-type="string">
            <text:p>LG5</text:p>
          </table:table-cell>
          <table:table-cell table:style-name="ce45" office:value-type="string" table:number-columns-spanned="8" table:number-rows-spanned="1">
            <text:p>Posicionamento RTK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1015"/>
        </table:table-row>
        <table:table-row table:style-name="ro6">
          <table:table-cell table:style-name="ce30" office:value-type="string">
            <text:p>LG6</text:p>
          </table:table-cell>
          <table:table-cell table:style-name="ce45" office:value-type="string" table:number-columns-spanned="8" table:number-rows-spanned="1">
            <text:p>Posicionamento por DGPS ou WADGPS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1015"/>
        </table:table-row>
        <table:table-row table:style-name="ro6">
          <table:table-cell table:style-name="ce30" office:value-type="string">
            <text:p>LG7</text:p>
          </table:table-cell>
          <table:table-cell table:style-name="ce45" office:value-type="string" table:number-columns-spanned="8" table:number-rows-spanned="1">
            <text:p>Posicionamento diferencial por meio do código C/A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1015"/>
        </table:table-row>
        <table:table-row table:style-name="ro6">
          <table:table-cell table:style-name="ce30" office:value-type="string">
            <text:p>LV</text:p>
          </table:table-cell>
          <table:table-cell table:style-name="ce45" office:value-type="string" table:number-columns-spanned="8" table:number-rows-spanned="1">
            <text:p>Levantamento por método indireto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35" office:value-type="string" table:number-columns-spanned="9" table:number-rows-spanned="1">
            <text:p>
                            <text:span text:style-name="T5">3. </text:span>
                            <text:span text:style-name="T6">Tipos de Limites</text:span>
                        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style-name="ce36" office:value-type="string">
            <text:p>LA1</text:p>
          </table:table-cell>
          <table:table-cell table:style-name="ce45" office:value-type="string" table:number-columns-spanned="8" table:number-rows-spanned="1">
            <text:p>Limite por vértice do tipo M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1015"/>
        </table:table-row>
        <table:table-row table:style-name="ro6">
          <table:table-cell table:style-name="ce30" office:value-type="string">
            <text:p>LA2</text:p>
          </table:table-cell>
          <table:table-cell table:style-name="ce45" office:value-type="string" table:number-columns-spanned="8" table:number-rows-spanned="1">
            <text:p>Limite artificial por barragem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1015"/>
        </table:table-row>
        <table:table-row table:style-name="ro6">
          <table:table-cell table:style-name="ce36" office:value-type="string">
            <text:p>LA3</text:p>
          </table:table-cell>
          <table:table-cell table:style-name="ce45" office:value-type="string" table:number-columns-spanned="8" table:number-rows-spanned="1">
            <text:p>Limite artificial por canal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1015"/>
        </table:table-row>
        <table:table-row table:style-name="ro6">
          <table:table-cell table:style-name="ce36" office:value-type="string">
            <text:p>LA4</text:p>
          </table:table-cell>
          <table:table-cell table:style-name="ce45" office:value-type="string" table:number-columns-spanned="8" table:number-rows-spanned="1">
            <text:p>Limite artificial por estrada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1015"/>
        </table:table-row>
        <table:table-row table:style-name="ro6">
          <table:table-cell table:style-name="ce36" office:value-type="string">
            <text:p>LA5</text:p>
          </table:table-cell>
          <table:table-cell table:style-name="ce45" office:value-type="string" table:number-columns-spanned="8" table:number-rows-spanned="1">
            <text:p>Limite artificial não categorizada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1015"/>
        </table:table-row>
        <table:table-row table:style-name="ro6">
          <table:table-cell table:style-name="ce30" office:value-type="string">
            <text:p>LN1</text:p>
          </table:table-cell>
          <table:table-cell table:style-name="ce45" office:value-type="string" table:number-columns-spanned="8" table:number-rows-spanned="1">
            <text:p>Limite natural por água corrente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1015"/>
        </table:table-row>
        <table:table-row table:style-name="ro6">
          <table:table-cell table:style-name="ce30" office:value-type="string">
            <text:p>LN2</text:p>
          </table:table-cell>
          <table:table-cell table:style-name="ce45" office:value-type="string" table:number-columns-spanned="8" table:number-rows-spanned="1">
            <text:p>Limite natural por água dormente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1015"/>
        </table:table-row>
        <table:table-row table:style-name="ro6">
          <table:table-cell table:style-name="ce30" office:value-type="string">
            <text:p>LN3</text:p>
          </table:table-cell>
          <table:table-cell table:style-name="ce45" office:value-type="string" table:number-columns-spanned="8" table:number-rows-spanned="1">
            <text:p>Limite natural por terreno alagado ou alagável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1015"/>
        </table:table-row>
        <table:table-row table:style-name="ro6">
          <table:table-cell table:style-name="ce30" office:value-type="string">
            <text:p>LN4</text:p>
          </table:table-cell>
          <table:table-cell table:style-name="ce45" office:value-type="string" table:number-columns-spanned="8" table:number-rows-spanned="1">
            <text:p>Limite natural por encosta ou cânion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1015"/>
        </table:table-row>
        <table:table-row table:style-name="ro6">
          <table:table-cell table:style-name="ce30" office:value-type="string">
            <text:p>LN5</text:p>
          </table:table-cell>
          <table:table-cell table:style-name="ce45" office:value-type="string" table:number-columns-spanned="8" table:number-rows-spanned="1">
            <text:p>Limite natural não categorizada 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table:style-name="ce37" office:value-type="string" table:number-columns-spanned="12" table:number-rows-spanned="1">
            <text:p>4. Compatibilidade de método de levantamento, tipo de vértice e tipo de limite</text:p>
          </table:table-cell>
          <table:covered-table-cell table:number-columns-repeated="11"/>
          <table:table-cell table:style-name="ce6" table:number-columns-repeated="2"/>
          <table:table-cell table:number-columns-repeated="1010"/>
        </table:table-row>
        <table:table-row table:style-name="ro2">
          <table:table-cell table:style-name="ce38" table:number-columns-spanned="2" table:number-rows-spanned="1"/>
          <table:covered-table-cell table:style-name="ce46"/>
          <table:table-cell table:style-name="ce48" office:value-type="string" table:number-columns-spanned="10" table:number-rows-spanned="1">
            <text:p>MÉTODO APLICADO AO LEVANTAMENTO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6" table:number-columns-repeated="2"/>
          <table:table-cell table:number-columns-repeated="1010"/>
        </table:table-row>
        <table:table-row table:style-name="ro2">
          <table:table-cell table:style-name="ce38" table:number-columns-spanned="2" table:number-rows-spanned="1"/>
          <table:covered-table-cell table:style-name="ce46"/>
          <table:table-cell table:style-name="ce47" office:value-type="string">
            <text:p>LT1</text:p>
          </table:table-cell>
          <table:table-cell table:style-name="ce47" office:value-type="string">
            <text:p>LT2</text:p>
          </table:table-cell>
          <table:table-cell table:style-name="ce47" office:value-type="string">
            <text:p>LG1</text:p>
          </table:table-cell>
          <table:table-cell table:style-name="ce47" office:value-type="string">
            <text:p>LG2</text:p>
          </table:table-cell>
          <table:table-cell table:style-name="ce47" office:value-type="string">
            <text:p>LG3</text:p>
          </table:table-cell>
          <table:table-cell table:style-name="ce47" office:value-type="string">
            <text:p>LG4</text:p>
          </table:table-cell>
          <table:table-cell table:style-name="ce47" office:value-type="string">
            <text:p>LG5</text:p>
          </table:table-cell>
          <table:table-cell table:style-name="ce47" office:value-type="string">
            <text:p>LG6</text:p>
          </table:table-cell>
          <table:table-cell table:style-name="ce47" office:value-type="string">
            <text:p>LG7</text:p>
          </table:table-cell>
          <table:table-cell table:style-name="ce47" office:value-type="string">
            <text:p>LV</text:p>
          </table:table-cell>
          <table:table-cell table:style-name="ce6" table:number-columns-repeated="2"/>
          <table:table-cell table:number-columns-repeated="1010"/>
        </table:table-row>
        <table:table-row table:style-name="ro7">
          <table:table-cell table:style-name="ce39" office:value-type="string" table:number-columns-spanned="1" table:number-rows-spanned="10">
            <text:p>TIPO DE LIMITE LEVANTADO</text:p>
          </table:table-cell>
          <table:table-cell table:style-name="ce47" office:value-type="string">
            <text:p>LA1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M</text:p>
          </table:table-cell>
          <table:table-cell table:style-name="ce49"/>
          <table:table-cell table:style-name="ce49" office:value-type="string">
            <text:p>M</text:p>
          </table:table-cell>
          <table:table-cell table:style-name="ce49" office:value-type="string">
            <text:p>M</text:p>
          </table:table-cell>
          <table:table-cell table:style-name="ce49" table:number-columns-repeated="2"/>
          <table:table-cell table:number-columns-repeated="1012"/>
        </table:table-row>
        <table:table-row table:style-name="ro7">
          <table:covered-table-cell table:style-name="ce38"/>
          <table:table-cell table:style-name="ce47" office:value-type="string">
            <text:p>LA2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V</text:p>
          </table:table-cell>
          <table:table-cell table:number-columns-repeated="1012"/>
        </table:table-row>
        <table:table-row table:style-name="ro7">
          <table:covered-table-cell table:style-name="ce38"/>
          <table:table-cell table:style-name="ce47" office:value-type="string">
            <text:p>LA3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V</text:p>
          </table:table-cell>
          <table:table-cell table:number-columns-repeated="1012"/>
        </table:table-row>
        <table:table-row table:style-name="ro7">
          <table:covered-table-cell table:style-name="ce38"/>
          <table:table-cell table:style-name="ce47" office:value-type="string">
            <text:p>LA4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/>
          <table:table-cell table:number-columns-repeated="1012"/>
        </table:table-row>
        <table:table-row table:style-name="ro7">
          <table:covered-table-cell table:style-name="ce38"/>
          <table:table-cell table:style-name="ce47" office:value-type="string">
            <text:p>LA5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V</text:p>
          </table:table-cell>
          <table:table-cell table:number-columns-repeated="1012"/>
        </table:table-row>
        <table:table-row table:style-name="ro7">
          <table:covered-table-cell table:style-name="ce38"/>
          <table:table-cell table:style-name="ce47" office:value-type="string">
            <text:p>LN1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V</text:p>
          </table:table-cell>
          <table:table-cell table:number-columns-repeated="1012"/>
        </table:table-row>
        <table:table-row table:style-name="ro7">
          <table:covered-table-cell table:style-name="ce38"/>
          <table:table-cell table:style-name="ce47" office:value-type="string">
            <text:p>LN2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V</text:p>
          </table:table-cell>
          <table:table-cell table:number-columns-repeated="1012"/>
        </table:table-row>
        <table:table-row table:style-name="ro7">
          <table:covered-table-cell table:style-name="ce38"/>
          <table:table-cell table:style-name="ce47" office:value-type="string">
            <text:p>LN3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V</text:p>
          </table:table-cell>
          <table:table-cell table:number-columns-repeated="1012"/>
        </table:table-row>
        <table:table-row table:style-name="ro7">
          <table:covered-table-cell table:style-name="ce38"/>
          <table:table-cell table:style-name="ce47" office:value-type="string">
            <text:p>LN4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V</text:p>
          </table:table-cell>
          <table:table-cell table:number-columns-repeated="1012"/>
        </table:table-row>
        <table:table-row table:style-name="ro7">
          <table:covered-table-cell table:style-name="ce38"/>
          <table:table-cell table:style-name="ce47" office:value-type="string">
            <text:p>LN5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P, O</text:p>
          </table:table-cell>
          <table:table-cell table:style-name="ce49" office:value-type="string">
            <text:p>V</text:p>
          </table:table-cell>
          <table:table-cell table:number-columns-repeated="1012"/>
        </table:table-row>
        <table:table-row table:style-name="ro2">
          <table:table-cell office:value-type="string" table:number-columns-spanned="11" table:number-rows-spanned="1">
            <text:p>Notas: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4" table:number-columns-repeated="8"/>
          <table:table-cell table:number-columns-repeated="1005"/>
        </table:table-row>
        <table:table-row table:style-name="ro2">
          <table:table-cell table:style-name="ce40" office:value-type="string" table:number-columns-spanned="19" table:number-rows-spanned="1">
            <text:p>a) M, P, O e V, referem-se aos tipos de vértices conforme definido no Capítulo 5 da NTGARFAL;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number-columns-repeated="1005"/>
        </table:table-row>
        <table:table-row table:style-name="ro2">
          <table:table-cell table:style-name="ce40" office:value-type="string" table:number-columns-spanned="19" table:number-rows-spanned="1">
            <text:p>
                            <text:span text:style-name="T1">b) As codificações apresentadas referentes a tipo de limite e método de levantamento encontram-se definidas no</text:span>
                            <text:span text:style-name="T7"> ANEXO VI da NTGARFAL.</text:span>
                        </text:p>
          </table:table-cell>
          <table:covered-table-cell table:number-columns-repeated="18"/>
          <table:table-cell table:number-columns-repeated="1005"/>
        </table:table-row>
        <table:table-row table:style-name="ro2" table:number-rows-repeated="65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icipios" table:style-name="ta1" table:print="false">
        <table:table-column table:style-name="co25" table:default-cell-style-name="Default"/>
        <table:table-column table:style-name="co35" table:default-cell-style-name="ce55"/>
        <table:table-column table:style-name="co36" table:default-cell-style-name="Default"/>
        <table:table-column table:style-name="co37" table:default-cell-style-name="Default"/>
        <table:table-row table:style-name="ro6">
          <table:table-cell office:value-type="string">
            <text:p>Geocódigo</text:p>
          </table:table-cell>
          <table:table-cell table:style-name="Default" office:value-type="string">
            <text:p>Município</text:p>
          </table:table-cell>
          <table:table-cell office:value-type="string">
            <text:p>Meridiano Inicial</text:p>
          </table:table-cell>
          <table:table-cell office:value-type="string">
            <text:p>Meridiano Final</text:p>
          </table:table-cell>
        </table:table-row>
        <table:table-row table:style-name="ro2">
          <table:table-cell office:value-type="float" office:value="1500107">
            <text:p>1500107</text:p>
          </table:table-cell>
          <table:table-cell office:value-type="string">
            <text:p>Abaetetub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0131">
            <text:p>1500131</text:p>
          </table:table-cell>
          <table:table-cell office:value-type="string">
            <text:p>Abel Figueired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0251">
            <text:p>1700251</text:p>
          </table:table-cell>
          <table:table-cell office:value-type="string">
            <text:p>Abreu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0055">
            <text:p>2100055</text:p>
          </table:table-cell>
          <table:table-cell office:value-type="string">
            <text:p>Açailândia-MA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1500206">
            <text:p>1500206</text:p>
          </table:table-cell>
          <table:table-cell office:value-type="string">
            <text:p>Acar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0102">
            <text:p>5100102</text:p>
          </table:table-cell>
          <table:table-cell office:value-type="string">
            <text:p>Acorizal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200013">
            <text:p>1200013</text:p>
          </table:table-cell>
          <table:table-cell office:value-type="string">
            <text:p>Acrelândia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0305">
            <text:p>1500305</text:p>
          </table:table-cell>
          <table:table-cell office:value-type="string">
            <text:p>Afu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0347">
            <text:p>1500347</text:p>
          </table:table-cell>
          <table:table-cell office:value-type="string">
            <text:p>Água Azul do Norte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0201">
            <text:p>5100201</text:p>
          </table:table-cell>
          <table:table-cell office:value-type="string">
            <text:p>Água Bo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0301">
            <text:p>1700301</text:p>
          </table:table-cell>
          <table:table-cell office:value-type="string">
            <text:p>Aguiarnópoli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0204">
            <text:p>2100204</text:p>
          </table:table-cell>
          <table:table-cell office:value-type="string">
            <text:p>Alcânta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0404">
            <text:p>1500404</text:p>
          </table:table-cell>
          <table:table-cell office:value-type="string">
            <text:p>Alenquer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0350">
            <text:p>1700350</text:p>
          </table:table-cell>
          <table:table-cell office:value-type="string">
            <text:p>Aliança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0400">
            <text:p>1700400</text:p>
          </table:table-cell>
          <table:table-cell office:value-type="string">
            <text:p>Alma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0503">
            <text:p>1500503</text:p>
          </table:table-cell>
          <table:table-cell office:value-type="string">
            <text:p>Almeirim-PA</text:p>
          </table:table-cell>
          <table:table-cell office:value-type="float" office:value="-51">
            <text:p>-51</text:p>
          </table:table-cell>
          <table:table-cell table:style-name="ce56" office:value-type="float" office:value="-57">
            <text:p>-57</text:p>
          </table:table-cell>
        </table:table-row>
        <table:table-row table:style-name="ro6">
          <table:table-cell office:value-type="float" office:value="1100015">
            <text:p>1100015</text:p>
          </table:table-cell>
          <table:table-cell office:value-type="string">
            <text:p>Alta Floresta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0250">
            <text:p>5100250</text:p>
          </table:table-cell>
          <table:table-cell office:value-type="string">
            <text:p>Alta Florest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0402">
            <text:p>2100402</text:p>
          </table:table-cell>
          <table:table-cell office:value-type="string">
            <text:p>Altamir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0602">
            <text:p>1500602</text:p>
          </table:table-cell>
          <table:table-cell office:value-type="string">
            <text:p>Altamira-PA</text:p>
          </table:table-cell>
          <table:table-cell office:value-type="float" office:value="-51">
            <text:p>-51</text:p>
          </table:table-cell>
          <table:table-cell table:style-name="ce56" office:value-type="float" office:value="-57">
            <text:p>-57</text:p>
          </table:table-cell>
        </table:table-row>
        <table:table-row table:style-name="ro2">
          <table:table-cell office:value-type="float" office:value="2100436">
            <text:p>2100436</text:p>
          </table:table-cell>
          <table:table-cell office:value-type="string">
            <text:p>Alto Alegre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0477">
            <text:p>2100477</text:p>
          </table:table-cell>
          <table:table-cell office:value-type="string">
            <text:p>Alto Alegre do Pindaré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379">
            <text:p>1100379</text:p>
          </table:table-cell>
          <table:table-cell office:value-type="string">
            <text:p>Alto Alegre dos Pareci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400050">
            <text:p>1400050</text:p>
          </table:table-cell>
          <table:table-cell office:value-type="string">
            <text:p>Alto Alegre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0300">
            <text:p>5100300</text:p>
          </table:table-cell>
          <table:table-cell office:value-type="string">
            <text:p>Alto Araguai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0359">
            <text:p>5100359</text:p>
          </table:table-cell>
          <table:table-cell office:value-type="string">
            <text:p>Alto Boa Vist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0409">
            <text:p>5100409</text:p>
          </table:table-cell>
          <table:table-cell office:value-type="string">
            <text:p>Alto Garças-MT</text:p>
          </table:table-cell>
          <table:table-cell office:value-type="float" office:value="-51">
            <text:p>-51</text:p>
          </table:table-cell>
          <table:table-cell table:style-name="ce56" office:value-type="float" office:value="-57">
            <text:p>-57</text:p>
          </table:table-cell>
        </table:table-row>
        <table:table-row table:style-name="ro2">
          <table:table-cell office:value-type="float" office:value="5100508">
            <text:p>5100508</text:p>
          </table:table-cell>
          <table:table-cell office:value-type="string">
            <text:p>Alto Paraguai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0403">
            <text:p>1100403</text:p>
          </table:table-cell>
          <table:table-cell office:value-type="string">
            <text:p>Alto Paraís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0501">
            <text:p>2100501</text:p>
          </table:table-cell>
          <table:table-cell office:value-type="string">
            <text:p>Alto Parnaíb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0607">
            <text:p>5100607</text:p>
          </table:table-cell>
          <table:table-cell office:value-type="string">
            <text:p>Alto Taquari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0029">
            <text:p>1300029</text:p>
          </table:table-cell>
          <table:table-cell office:value-type="string">
            <text:p>Alvarães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6">
          <table:table-cell office:value-type="float" office:value="1100346">
            <text:p>1100346</text:p>
          </table:table-cell>
          <table:table-cell office:value-type="string">
            <text:p>Alvorada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0707">
            <text:p>1700707</text:p>
          </table:table-cell>
          <table:table-cell office:value-type="string">
            <text:p>Alvorad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400027">
            <text:p>1400027</text:p>
          </table:table-cell>
          <table:table-cell office:value-type="string">
            <text:p>Amajari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0550">
            <text:p>2100550</text:p>
          </table:table-cell>
          <table:table-cell office:value-type="string">
            <text:p>Amapá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105">
            <text:p>1600105</text:p>
          </table:table-cell>
          <table:table-cell office:value-type="string">
            <text:p>Amapá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0600">
            <text:p>2100600</text:p>
          </table:table-cell>
          <table:table-cell office:value-type="string">
            <text:p>Amarante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060">
            <text:p>1300060</text:p>
          </table:table-cell>
          <table:table-cell office:value-type="string">
            <text:p>Amaturá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0701">
            <text:p>1500701</text:p>
          </table:table-cell>
          <table:table-cell office:value-type="string">
            <text:p>Anajá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0709">
            <text:p>2100709</text:p>
          </table:table-cell>
          <table:table-cell office:value-type="string">
            <text:p>Anajatub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086">
            <text:p>1300086</text:p>
          </table:table-cell>
          <table:table-cell office:value-type="string">
            <text:p>Anamã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1002">
            <text:p>1701002</text:p>
          </table:table-cell>
          <table:table-cell office:value-type="string">
            <text:p>Ananás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1500800">
            <text:p>1500800</text:p>
          </table:table-cell>
          <table:table-cell office:value-type="string">
            <text:p>Ananindeu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0859">
            <text:p>1500859</text:p>
          </table:table-cell>
          <table:table-cell office:value-type="string">
            <text:p>Anapu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1051">
            <text:p>1701051</text:p>
          </table:table-cell>
          <table:table-cell office:value-type="string">
            <text:p>Angico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1300102">
            <text:p>1300102</text:p>
          </table:table-cell>
          <table:table-cell office:value-type="string">
            <text:p>Anori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1101">
            <text:p>1701101</text:p>
          </table:table-cell>
          <table:table-cell office:value-type="string">
            <text:p>Aparecida do Rio Negro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5100805">
            <text:p>5100805</text:p>
          </table:table-cell>
          <table:table-cell office:value-type="string">
            <text:p>Apiacá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0832">
            <text:p>2100832</text:p>
          </table:table-cell>
          <table:table-cell office:value-type="string">
            <text:p>Apicum-Aç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144">
            <text:p>1300144</text:p>
          </table:table-cell>
          <table:table-cell office:value-type="string">
            <text:p>Apuí-AM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1701309">
            <text:p>1701309</text:p>
          </table:table-cell>
          <table:table-cell office:value-type="string">
            <text:p>Aragomina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1903">
            <text:p>1701903</text:p>
          </table:table-cell>
          <table:table-cell office:value-type="string">
            <text:p>Araguacem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2000">
            <text:p>1702000</text:p>
          </table:table-cell>
          <table:table-cell office:value-type="string">
            <text:p>Araguaçu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1001">
            <text:p>5101001</text:p>
          </table:table-cell>
          <table:table-cell office:value-type="string">
            <text:p>Araguaian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2109">
            <text:p>1702109</text:p>
          </table:table-cell>
          <table:table-cell office:value-type="string">
            <text:p>Araguaín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1209">
            <text:p>5101209</text:p>
          </table:table-cell>
          <table:table-cell office:value-type="string">
            <text:p>Araguainh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0873">
            <text:p>2100873</text:p>
          </table:table-cell>
          <table:table-cell office:value-type="string">
            <text:p>Araguanã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2158">
            <text:p>1702158</text:p>
          </table:table-cell>
          <table:table-cell office:value-type="string">
            <text:p>Araguanã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2208">
            <text:p>1702208</text:p>
          </table:table-cell>
          <table:table-cell office:value-type="string">
            <text:p>Araguatins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2100956">
            <text:p>2100956</text:p>
          </table:table-cell>
          <table:table-cell office:value-type="string">
            <text:p>Aram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2307">
            <text:p>1702307</text:p>
          </table:table-cell>
          <table:table-cell office:value-type="string">
            <text:p>Arapoem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1258">
            <text:p>5101258</text:p>
          </table:table-cell>
          <table:table-cell office:value-type="string">
            <text:p>Araputang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1004">
            <text:p>2101004</text:p>
          </table:table-cell>
          <table:table-cell office:value-type="string">
            <text:p>Arar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1308">
            <text:p>5101308</text:p>
          </table:table-cell>
          <table:table-cell office:value-type="string">
            <text:p>Arenápoli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1407">
            <text:p>5101407</text:p>
          </table:table-cell>
          <table:table-cell office:value-type="string">
            <text:p>Aripuanã-MT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1100023">
            <text:p>1100023</text:p>
          </table:table-cell>
          <table:table-cell office:value-type="string">
            <text:p>Ariqueme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2406">
            <text:p>1702406</text:p>
          </table:table-cell>
          <table:table-cell office:value-type="string">
            <text:p>Arraia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054">
            <text:p>1200054</text:p>
          </table:table-cell>
          <table:table-cell office:value-type="string">
            <text:p>Assis Brasil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300201">
            <text:p>1300201</text:p>
          </table:table-cell>
          <table:table-cell office:value-type="string">
            <text:p>Atalaia do Norte-AM</text:p>
          </table:table-cell>
          <table:table-cell office:value-type="float" office:value="-69">
            <text:p>-69</text:p>
          </table:table-cell>
          <table:table-cell table:style-name="ce56" office:value-type="float" office:value="-75">
            <text:p>-75</text:p>
          </table:table-cell>
        </table:table-row>
        <table:table-row table:style-name="ro2">
          <table:table-cell office:value-type="float" office:value="1702554">
            <text:p>1702554</text:p>
          </table:table-cell>
          <table:table-cell office:value-type="string">
            <text:p>Augustinópolis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1500909">
            <text:p>1500909</text:p>
          </table:table-cell>
          <table:table-cell office:value-type="string">
            <text:p>Augusto Corrê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0958">
            <text:p>1500958</text:p>
          </table:table-cell>
          <table:table-cell office:value-type="string">
            <text:p>Aurora do Pará-PA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1702703">
            <text:p>1702703</text:p>
          </table:table-cell>
          <table:table-cell office:value-type="string">
            <text:p>Auror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300">
            <text:p>1300300</text:p>
          </table:table-cell>
          <table:table-cell office:value-type="string">
            <text:p>Autazes-AM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1501006">
            <text:p>1501006</text:p>
          </table:table-cell>
          <table:table-cell office:value-type="string">
            <text:p>Aveiro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2901">
            <text:p>1702901</text:p>
          </table:table-cell>
          <table:table-cell office:value-type="string">
            <text:p>Axixá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1103">
            <text:p>2101103</text:p>
          </table:table-cell>
          <table:table-cell office:value-type="string">
            <text:p>Axixá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008">
            <text:p>1703008</text:p>
          </table:table-cell>
          <table:table-cell office:value-type="string">
            <text:p>Babaçulândia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2101202">
            <text:p>2101202</text:p>
          </table:table-cell>
          <table:table-cell office:value-type="string">
            <text:p>Bacabal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1251">
            <text:p>2101251</text:p>
          </table:table-cell>
          <table:table-cell office:value-type="string">
            <text:p>Bacabei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1301">
            <text:p>2101301</text:p>
          </table:table-cell>
          <table:table-cell office:value-type="string">
            <text:p>Bacur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1350">
            <text:p>2101350</text:p>
          </table:table-cell>
          <table:table-cell office:value-type="string">
            <text:p>Bacuritub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1105">
            <text:p>1501105</text:p>
          </table:table-cell>
          <table:table-cell office:value-type="string">
            <text:p>Bagre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204">
            <text:p>1501204</text:p>
          </table:table-cell>
          <table:table-cell office:value-type="string">
            <text:p>Baiã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1400">
            <text:p>2101400</text:p>
          </table:table-cell>
          <table:table-cell office:value-type="string">
            <text:p>Bals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057">
            <text:p>1703057</text:p>
          </table:table-cell>
          <table:table-cell office:value-type="string">
            <text:p>Bandeirante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253">
            <text:p>1501253</text:p>
          </table:table-cell>
          <table:table-cell office:value-type="string">
            <text:p>Bannach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1605">
            <text:p>5101605</text:p>
          </table:table-cell>
          <table:table-cell office:value-type="string">
            <text:p>Barão de Melgaç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1303">
            <text:p>1501303</text:p>
          </table:table-cell>
          <table:table-cell office:value-type="string">
            <text:p>Barcaren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0409">
            <text:p>1300409</text:p>
          </table:table-cell>
          <table:table-cell office:value-type="string">
            <text:p>Barcelos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1704">
            <text:p>5101704</text:p>
          </table:table-cell>
          <table:table-cell office:value-type="string">
            <text:p>Barra do Bugre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1608">
            <text:p>2101608</text:p>
          </table:table-cell>
          <table:table-cell office:value-type="string">
            <text:p>Barra do Cord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1803">
            <text:p>5101803</text:p>
          </table:table-cell>
          <table:table-cell office:value-type="string">
            <text:p>Barra do Garças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3073">
            <text:p>1703073</text:p>
          </table:table-cell>
          <table:table-cell office:value-type="string">
            <text:p>Barra do Our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508">
            <text:p>1300508</text:p>
          </table:table-cell>
          <table:table-cell office:value-type="string">
            <text:p>Barreirinha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3107">
            <text:p>1703107</text:p>
          </table:table-cell>
          <table:table-cell office:value-type="string">
            <text:p>Barro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1772">
            <text:p>2101772</text:p>
          </table:table-cell>
          <table:table-cell office:value-type="string">
            <text:p>Bela Vist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1402">
            <text:p>1501402</text:p>
          </table:table-cell>
          <table:table-cell office:value-type="string">
            <text:p>Belém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451">
            <text:p>1501451</text:p>
          </table:table-cell>
          <table:table-cell office:value-type="string">
            <text:p>Belterra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1806">
            <text:p>2101806</text:p>
          </table:table-cell>
          <table:table-cell table:style-name="Default" office:value-type="string">
            <text:p>Benedito Leit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1501">
            <text:p>1501501</text:p>
          </table:table-cell>
          <table:table-cell office:value-type="string">
            <text:p>Benevide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0607">
            <text:p>1300607</text:p>
          </table:table-cell>
          <table:table-cell office:value-type="string">
            <text:p>Benjamin Constant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2101905">
            <text:p>2101905</text:p>
          </table:table-cell>
          <table:table-cell office:value-type="string">
            <text:p>Bequim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1939">
            <text:p>2101939</text:p>
          </table:table-cell>
          <table:table-cell office:value-type="string">
            <text:p>Bernardo do Mear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206">
            <text:p>1703206</text:p>
          </table:table-cell>
          <table:table-cell office:value-type="string">
            <text:p>Bernardo Sayã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0631">
            <text:p>1300631</text:p>
          </table:table-cell>
          <table:table-cell office:value-type="string">
            <text:p>Beruri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1970">
            <text:p>2101970</text:p>
          </table:table-cell>
          <table:table-cell office:value-type="string">
            <text:p>Boa Vista do Gurup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680">
            <text:p>1300680</text:p>
          </table:table-cell>
          <table:table-cell office:value-type="string">
            <text:p>Boa Vista do Ramos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400100">
            <text:p>1400100</text:p>
          </table:table-cell>
          <table:table-cell office:value-type="string">
            <text:p>Boa Vista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0706">
            <text:p>1300706</text:p>
          </table:table-cell>
          <table:table-cell office:value-type="string">
            <text:p>Boca do Acre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2102002">
            <text:p>2102002</text:p>
          </table:table-cell>
          <table:table-cell office:value-type="string">
            <text:p>Bom Jard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2036">
            <text:p>2102036</text:p>
          </table:table-cell>
          <table:table-cell office:value-type="string">
            <text:p>Bom Jesus das Selv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1852">
            <text:p>5101852</text:p>
          </table:table-cell>
          <table:table-cell office:value-type="string">
            <text:p>Bom Jesus do Araguai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576">
            <text:p>1501576</text:p>
          </table:table-cell>
          <table:table-cell office:value-type="string">
            <text:p>Bom Jesus do Tocantin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3305">
            <text:p>1703305</text:p>
          </table:table-cell>
          <table:table-cell office:value-type="string">
            <text:p>Bom Jesus do Tocantins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2102077">
            <text:p>2102077</text:p>
          </table:table-cell>
          <table:table-cell office:value-type="string">
            <text:p>Bom Luga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400159">
            <text:p>1400159</text:p>
          </table:table-cell>
          <table:table-cell office:value-type="string">
            <text:p>Bonfim-RR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1501600">
            <text:p>1501600</text:p>
          </table:table-cell>
          <table:table-cell office:value-type="string">
            <text:p>Bonito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805">
            <text:p>1300805</text:p>
          </table:table-cell>
          <table:table-cell office:value-type="string">
            <text:p>Borba-AM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1501709">
            <text:p>1501709</text:p>
          </table:table-cell>
          <table:table-cell office:value-type="string">
            <text:p>Braganç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1725">
            <text:p>1501725</text:p>
          </table:table-cell>
          <table:table-cell office:value-type="string">
            <text:p>Brasil Nov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3602">
            <text:p>1703602</text:p>
          </table:table-cell>
          <table:table-cell office:value-type="string">
            <text:p>Brasilândia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6">
          <table:table-cell office:value-type="float" office:value="1200104">
            <text:p>1200104</text:p>
          </table:table-cell>
          <table:table-cell office:value-type="string">
            <text:p>Brasiléia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1902">
            <text:p>5101902</text:p>
          </table:table-cell>
          <table:table-cell office:value-type="string">
            <text:p>Bras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3701">
            <text:p>1703701</text:p>
          </table:table-cell>
          <table:table-cell office:value-type="string">
            <text:p>Brejinho de Nazaré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2150">
            <text:p>2102150</text:p>
          </table:table-cell>
          <table:table-cell office:value-type="string">
            <text:p>Brejo de Are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1758">
            <text:p>1501758</text:p>
          </table:table-cell>
          <table:table-cell office:value-type="string">
            <text:p>Brejo Grande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782">
            <text:p>1501782</text:p>
          </table:table-cell>
          <table:table-cell office:value-type="string">
            <text:p>Breu Branc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808">
            <text:p>1501808</text:p>
          </table:table-cell>
          <table:table-cell office:value-type="string">
            <text:p>Breve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138">
            <text:p>1200138</text:p>
          </table:table-cell>
          <table:table-cell office:value-type="string">
            <text:p>Bujari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1907">
            <text:p>1501907</text:p>
          </table:table-cell>
          <table:table-cell office:value-type="string">
            <text:p>Bujaru-PA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2102309">
            <text:p>2102309</text:p>
          </table:table-cell>
          <table:table-cell table:style-name="Default" office:value-type="string">
            <text:p>Buriti Brav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800">
            <text:p>1703800</text:p>
          </table:table-cell>
          <table:table-cell office:value-type="string">
            <text:p>Buriti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2325">
            <text:p>2102325</text:p>
          </table:table-cell>
          <table:table-cell office:value-type="string">
            <text:p>Buriticup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2358">
            <text:p>2102358</text:p>
          </table:table-cell>
          <table:table-cell office:value-type="string">
            <text:p>Buritira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452">
            <text:p>1100452</text:p>
          </table:table-cell>
          <table:table-cell office:value-type="string">
            <text:p>Buriti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0839">
            <text:p>1300839</text:p>
          </table:table-cell>
          <table:table-cell office:value-type="string">
            <text:p>Caapiranga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100031">
            <text:p>1100031</text:p>
          </table:table-cell>
          <table:table-cell office:value-type="string">
            <text:p>Cabixi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100601">
            <text:p>1100601</text:p>
          </table:table-cell>
          <table:table-cell office:value-type="string">
            <text:p>Cacaulândi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2504">
            <text:p>5102504</text:p>
          </table:table-cell>
          <table:table-cell office:value-type="string">
            <text:p>Cácere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2004">
            <text:p>1502004</text:p>
          </table:table-cell>
          <table:table-cell office:value-type="string">
            <text:p>Cachoeira do Arari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956">
            <text:p>1501956</text:p>
          </table:table-cell>
          <table:table-cell office:value-type="string">
            <text:p>Cachoeira do Piri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2374">
            <text:p>2102374</text:p>
          </table:table-cell>
          <table:table-cell office:value-type="string">
            <text:p>Cachoeira Grand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826">
            <text:p>1703826</text:p>
          </table:table-cell>
          <table:table-cell office:value-type="string">
            <text:p>Cachoeirinha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049">
            <text:p>1100049</text:p>
          </table:table-cell>
          <table:table-cell office:value-type="string">
            <text:p>Cacoal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2408">
            <text:p>2102408</text:p>
          </table:table-cell>
          <table:table-cell office:value-type="string">
            <text:p>Cajapió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2507">
            <text:p>2102507</text:p>
          </table:table-cell>
          <table:table-cell office:value-type="string">
            <text:p>Cajar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204">
            <text:p>1600204</text:p>
          </table:table-cell>
          <table:table-cell office:value-type="string">
            <text:p>Calçoene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2103">
            <text:p>1502103</text:p>
          </table:table-cell>
          <table:table-cell office:value-type="string">
            <text:p>Camet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2556">
            <text:p>2102556</text:p>
          </table:table-cell>
          <table:table-cell office:value-type="string">
            <text:p>Campestre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2603">
            <text:p>5102603</text:p>
          </table:table-cell>
          <table:table-cell office:value-type="string">
            <text:p>Campinápolis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700">
            <text:p>1100700</text:p>
          </table:table-cell>
          <table:table-cell office:value-type="string">
            <text:p>Campo Novo de Rondôni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2637">
            <text:p>5102637</text:p>
          </table:table-cell>
          <table:table-cell office:value-type="string">
            <text:p>Campo Novo do Pareci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2678">
            <text:p>5102678</text:p>
          </table:table-cell>
          <table:table-cell office:value-type="string">
            <text:p>Campo Verd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2686">
            <text:p>5102686</text:p>
          </table:table-cell>
          <table:table-cell office:value-type="string">
            <text:p>Campos de Júli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3842">
            <text:p>1703842</text:p>
          </table:table-cell>
          <table:table-cell office:value-type="string">
            <text:p>Campos Lindo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2152">
            <text:p>1502152</text:p>
          </table:table-cell>
          <table:table-cell office:value-type="string">
            <text:p>Canaã dos Carajá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2694">
            <text:p>5102694</text:p>
          </table:table-cell>
          <table:table-cell office:value-type="string">
            <text:p>Canabrava do Norte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2702">
            <text:p>5102702</text:p>
          </table:table-cell>
          <table:table-cell office:value-type="string">
            <text:p>Canaran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809">
            <text:p>1100809</text:p>
          </table:table-cell>
          <table:table-cell office:value-type="string">
            <text:p>Candeias do Jamari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2606">
            <text:p>2102606</text:p>
          </table:table-cell>
          <table:table-cell office:value-type="string">
            <text:p>Cândido Mend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400175">
            <text:p>1400175</text:p>
          </table:table-cell>
          <table:table-cell office:value-type="string">
            <text:p>Cantá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2705">
            <text:p>2102705</text:p>
          </table:table-cell>
          <table:table-cell office:value-type="string">
            <text:p>Cantanhed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904">
            <text:p>1300904</text:p>
          </table:table-cell>
          <table:table-cell office:value-type="string">
            <text:p>Canutama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2202">
            <text:p>1502202</text:p>
          </table:table-cell>
          <table:table-cell office:value-type="string">
            <text:p>Capanem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2754">
            <text:p>2102754</text:p>
          </table:table-cell>
          <table:table-cell office:value-type="string">
            <text:p>Capinzal do Nort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2301">
            <text:p>1502301</text:p>
          </table:table-cell>
          <table:table-cell office:value-type="string">
            <text:p>Capitão Poço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179">
            <text:p>1200179</text:p>
          </table:table-cell>
          <table:table-cell office:value-type="string">
            <text:p>Capixaba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400209">
            <text:p>1400209</text:p>
          </table:table-cell>
          <table:table-cell office:value-type="string">
            <text:p>Caracaraí-RR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1301001">
            <text:p>1301001</text:p>
          </table:table-cell>
          <table:table-cell office:value-type="string">
            <text:p>Carauari-AM</text:p>
          </table:table-cell>
          <table:table-cell office:value-type="float" office:value="-63">
            <text:p>-63</text:p>
          </table:table-cell>
          <table:table-cell table:style-name="ce56" office:value-type="float" office:value="-69">
            <text:p>-69</text:p>
          </table:table-cell>
        </table:table-row>
        <table:table-row table:style-name="ro2">
          <table:table-cell office:value-type="float" office:value="1301159">
            <text:p>1301159</text:p>
          </table:table-cell>
          <table:table-cell office:value-type="string">
            <text:p>Careiro da Várzea-AM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1301100">
            <text:p>1301100</text:p>
          </table:table-cell>
          <table:table-cell office:value-type="string">
            <text:p>Careiro-AM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1703867">
            <text:p>1703867</text:p>
          </table:table-cell>
          <table:table-cell office:value-type="string">
            <text:p>Cariri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2793">
            <text:p>5102793</text:p>
          </table:table-cell>
          <table:table-cell office:value-type="string">
            <text:p>Carlind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3883">
            <text:p>1703883</text:p>
          </table:table-cell>
          <table:table-cell office:value-type="string">
            <text:p>Carmo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400233">
            <text:p>1400233</text:p>
          </table:table-cell>
          <table:table-cell office:value-type="string">
            <text:p>Caroebe-RR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2804">
            <text:p>2102804</text:p>
          </table:table-cell>
          <table:table-cell office:value-type="string">
            <text:p>Caroli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891">
            <text:p>1703891</text:p>
          </table:table-cell>
          <table:table-cell office:value-type="string">
            <text:p>Carrasco Bonito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2102903">
            <text:p>2102903</text:p>
          </table:table-cell>
          <table:table-cell office:value-type="string">
            <text:p>Carutape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909">
            <text:p>1703909</text:p>
          </table:table-cell>
          <table:table-cell office:value-type="string">
            <text:p>Casear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2400">
            <text:p>1502400</text:p>
          </table:table-cell>
          <table:table-cell office:value-type="string">
            <text:p>Castanhal-PA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5102850">
            <text:p>5102850</text:p>
          </table:table-cell>
          <table:table-cell office:value-type="string">
            <text:p>Castanhei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0908">
            <text:p>1100908</text:p>
          </table:table-cell>
          <table:table-cell office:value-type="string">
            <text:p>Castanheira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3109">
            <text:p>2103109</text:p>
          </table:table-cell>
          <table:table-cell office:value-type="string">
            <text:p>Cedral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4105">
            <text:p>1704105</text:p>
          </table:table-cell>
          <table:table-cell office:value-type="string">
            <text:p>Centenári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3125">
            <text:p>2103125</text:p>
          </table:table-cell>
          <table:table-cell office:value-type="string">
            <text:p>Central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3158">
            <text:p>2103158</text:p>
          </table:table-cell>
          <table:table-cell office:value-type="string">
            <text:p>Centro do Guilherm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3174">
            <text:p>2103174</text:p>
          </table:table-cell>
          <table:table-cell office:value-type="string">
            <text:p>Centro Novo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056">
            <text:p>1100056</text:p>
          </table:table-cell>
          <table:table-cell office:value-type="string">
            <text:p>Cerejeira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5102">
            <text:p>1705102</text:p>
          </table:table-cell>
          <table:table-cell office:value-type="string">
            <text:p>Chapada da Natividade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1704600">
            <text:p>1704600</text:p>
          </table:table-cell>
          <table:table-cell office:value-type="string">
            <text:p>Chapada de Are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007">
            <text:p>5103007</text:p>
          </table:table-cell>
          <table:table-cell office:value-type="string">
            <text:p>Chapada dos Guimarãe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2509">
            <text:p>1502509</text:p>
          </table:table-cell>
          <table:table-cell office:value-type="string">
            <text:p>Chave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924">
            <text:p>1100924</text:p>
          </table:table-cell>
          <table:table-cell office:value-type="string">
            <text:p>Chupinguai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3257">
            <text:p>2103257</text:p>
          </table:table-cell>
          <table:table-cell office:value-type="string">
            <text:p>Cidelândia-MA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5103056">
            <text:p>5103056</text:p>
          </table:table-cell>
          <table:table-cell office:value-type="string">
            <text:p>Cláud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1209">
            <text:p>1301209</text:p>
          </table:table-cell>
          <table:table-cell office:value-type="string">
            <text:p>Coari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3106">
            <text:p>5103106</text:p>
          </table:table-cell>
          <table:table-cell office:value-type="string">
            <text:p>Cocalinho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1308">
            <text:p>1301308</text:p>
          </table:table-cell>
          <table:table-cell office:value-type="string">
            <text:p>Codajás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3307">
            <text:p>2103307</text:p>
          </table:table-cell>
          <table:table-cell table:style-name="Default" office:value-type="string">
            <text:p>Codó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2608">
            <text:p>1502608</text:p>
          </table:table-cell>
          <table:table-cell office:value-type="string">
            <text:p>Colare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205">
            <text:p>5103205</text:p>
          </table:table-cell>
          <table:table-cell office:value-type="string">
            <text:p>Colíder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5508">
            <text:p>1705508</text:p>
          </table:table-cell>
          <table:table-cell office:value-type="string">
            <text:p>Colina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3505">
            <text:p>2103505</text:p>
          </table:table-cell>
          <table:table-cell office:value-type="string">
            <text:p>Colin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6">
          <table:table-cell office:value-type="float" office:value="1716703">
            <text:p>1716703</text:p>
          </table:table-cell>
          <table:table-cell office:value-type="string">
            <text:p>Colmé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254">
            <text:p>5103254</text:p>
          </table:table-cell>
          <table:table-cell office:value-type="string">
            <text:p>Colniza-MT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1100064">
            <text:p>1100064</text:p>
          </table:table-cell>
          <table:table-cell office:value-type="string">
            <text:p>Colorado do 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5557">
            <text:p>1705557</text:p>
          </table:table-cell>
          <table:table-cell office:value-type="string">
            <text:p>Combinad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3304">
            <text:p>5103304</text:p>
          </table:table-cell>
          <table:table-cell office:value-type="string">
            <text:p>Comodoro-MT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1502707">
            <text:p>1502707</text:p>
          </table:table-cell>
          <table:table-cell office:value-type="string">
            <text:p>Conceição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3554">
            <text:p>2103554</text:p>
          </table:table-cell>
          <table:table-cell office:value-type="string">
            <text:p>Conceição do Lago-Aç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5607">
            <text:p>1705607</text:p>
          </table:table-cell>
          <table:table-cell office:value-type="string">
            <text:p>Conceição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2756">
            <text:p>1502756</text:p>
          </table:table-cell>
          <table:table-cell office:value-type="string">
            <text:p>Concórdia do Pará-PA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5103353">
            <text:p>5103353</text:p>
          </table:table-cell>
          <table:table-cell office:value-type="string">
            <text:p>Confres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6">
          <table:table-cell office:value-type="float" office:value="5103361">
            <text:p>5103361</text:p>
          </table:table-cell>
          <table:table-cell office:value-type="string">
            <text:p>Conquista D'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3604">
            <text:p>2103604</text:p>
          </table:table-cell>
          <table:table-cell office:value-type="string">
            <text:p>Coroatá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072">
            <text:p>1100072</text:p>
          </table:table-cell>
          <table:table-cell office:value-type="string">
            <text:p>Corumbiar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100080">
            <text:p>1100080</text:p>
          </table:table-cell>
          <table:table-cell office:value-type="string">
            <text:p>Costa Marque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3379">
            <text:p>5103379</text:p>
          </table:table-cell>
          <table:table-cell office:value-type="string">
            <text:p>Cotriguaçu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6001">
            <text:p>1706001</text:p>
          </table:table-cell>
          <table:table-cell office:value-type="string">
            <text:p>Couto Magalhãe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6100">
            <text:p>1706100</text:p>
          </table:table-cell>
          <table:table-cell office:value-type="string">
            <text:p>Crista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6258">
            <text:p>1706258</text:p>
          </table:table-cell>
          <table:table-cell office:value-type="string">
            <text:p>Crixá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203">
            <text:p>1200203</text:p>
          </table:table-cell>
          <table:table-cell office:value-type="string">
            <text:p>Cruzeiro do Sul-AC</text:p>
          </table:table-cell>
          <table:table-cell office:value-type="float" office:value="-69">
            <text:p>-69</text:p>
          </table:table-cell>
          <table:table-cell table:style-name="ce56" office:value-type="float" office:value="-75">
            <text:p>-75</text:p>
          </table:table-cell>
        </table:table-row>
        <table:table-row table:style-name="ro2">
          <table:table-cell office:value-type="float" office:value="5103403">
            <text:p>5103403</text:p>
          </table:table-cell>
          <table:table-cell office:value-type="string">
            <text:p>Cuiabá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0940">
            <text:p>1100940</text:p>
          </table:table-cell>
          <table:table-cell office:value-type="string">
            <text:p>Cujubim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2764">
            <text:p>1502764</text:p>
          </table:table-cell>
          <table:table-cell office:value-type="string">
            <text:p>Cumaru do Norte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2772">
            <text:p>1502772</text:p>
          </table:table-cell>
          <table:table-cell office:value-type="string">
            <text:p>Curionópoli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2806">
            <text:p>1502806</text:p>
          </table:table-cell>
          <table:table-cell office:value-type="string">
            <text:p>Curralinh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2855">
            <text:p>1502855</text:p>
          </table:table-cell>
          <table:table-cell office:value-type="string">
            <text:p>Curuá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2905">
            <text:p>1502905</text:p>
          </table:table-cell>
          <table:table-cell office:value-type="string">
            <text:p>Curuç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3703">
            <text:p>2103703</text:p>
          </table:table-cell>
          <table:table-cell office:value-type="string">
            <text:p>Cururup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3437">
            <text:p>5103437</text:p>
          </table:table-cell>
          <table:table-cell office:value-type="string">
            <text:p>Curvelând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600212">
            <text:p>1600212</text:p>
          </table:table-cell>
          <table:table-cell office:value-type="string">
            <text:p>Cutias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6506">
            <text:p>1706506</text:p>
          </table:table-cell>
          <table:table-cell office:value-type="string">
            <text:p>Darcinópolis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2103752">
            <text:p>2103752</text:p>
          </table:table-cell>
          <table:table-cell office:value-type="string">
            <text:p>Davinópoli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3452">
            <text:p>5103452</text:p>
          </table:table-cell>
          <table:table-cell office:value-type="string">
            <text:p>Denis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3502">
            <text:p>5103502</text:p>
          </table:table-cell>
          <table:table-cell office:value-type="string">
            <text:p>Diamantin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7009">
            <text:p>1707009</text:p>
          </table:table-cell>
          <table:table-cell office:value-type="string">
            <text:p>Dianópoli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7108">
            <text:p>1707108</text:p>
          </table:table-cell>
          <table:table-cell office:value-type="string">
            <text:p>Divinópoli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7207">
            <text:p>1707207</text:p>
          </table:table-cell>
          <table:table-cell office:value-type="string">
            <text:p>Dois Irmão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601">
            <text:p>5103601</text:p>
          </table:table-cell>
          <table:table-cell office:value-type="string">
            <text:p>Dom Aquin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2939">
            <text:p>1502939</text:p>
          </table:table-cell>
          <table:table-cell office:value-type="string">
            <text:p>Dom Eliseu-PA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2103802">
            <text:p>2103802</text:p>
          </table:table-cell>
          <table:table-cell office:value-type="string">
            <text:p>Dom Pedr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7306">
            <text:p>1707306</text:p>
          </table:table-cell>
          <table:table-cell office:value-type="string">
            <text:p>Dueré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1407">
            <text:p>1301407</text:p>
          </table:table-cell>
          <table:table-cell office:value-type="string">
            <text:p>Eirunepé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2954">
            <text:p>1502954</text:p>
          </table:table-cell>
          <table:table-cell office:value-type="string">
            <text:p>Eldorado dos Carajá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1506">
            <text:p>1301506</text:p>
          </table:table-cell>
          <table:table-cell office:value-type="string">
            <text:p>Envira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200252">
            <text:p>1200252</text:p>
          </table:table-cell>
          <table:table-cell office:value-type="string">
            <text:p>Epitaciolândia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707405">
            <text:p>1707405</text:p>
          </table:table-cell>
          <table:table-cell office:value-type="string">
            <text:p>Esperantin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4008">
            <text:p>2104008</text:p>
          </table:table-cell>
          <table:table-cell office:value-type="string">
            <text:p>Esperantinópoli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6">
          <table:table-cell office:value-type="float" office:value="1100098">
            <text:p>1100098</text:p>
          </table:table-cell>
          <table:table-cell office:value-type="string">
            <text:p>Espigão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4057">
            <text:p>2104057</text:p>
          </table:table-cell>
          <table:table-cell office:value-type="string">
            <text:p>Estreit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002">
            <text:p>1503002</text:p>
          </table:table-cell>
          <table:table-cell office:value-type="string">
            <text:p>Faro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7553">
            <text:p>1707553</text:p>
          </table:table-cell>
          <table:table-cell office:value-type="string">
            <text:p>Fátim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302">
            <text:p>1200302</text:p>
          </table:table-cell>
          <table:table-cell office:value-type="string">
            <text:p>Feijó-AC</text:p>
          </table:table-cell>
          <table:table-cell office:value-type="float" office:value="-69">
            <text:p>-69</text:p>
          </table:table-cell>
          <table:table-cell table:style-name="ce56" office:value-type="float" office:value="-75">
            <text:p>-75</text:p>
          </table:table-cell>
        </table:table-row>
        <table:table-row table:style-name="ro2">
          <table:table-cell office:value-type="float" office:value="2104073">
            <text:p>2104073</text:p>
          </table:table-cell>
          <table:table-cell office:value-type="string">
            <text:p>Feira Nov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3700">
            <text:p>5103700</text:p>
          </table:table-cell>
          <table:table-cell office:value-type="string">
            <text:p>Feliz Natal-MT</text:p>
          </table:table-cell>
          <table:table-cell office:value-type="float" office:value="-51">
            <text:p>-51</text:p>
          </table:table-cell>
          <table:table-cell table:style-name="ce56" office:value-type="float" office:value="-57">
            <text:p>-57</text:p>
          </table:table-cell>
        </table:table-row>
        <table:table-row table:style-name="ro2">
          <table:table-cell office:value-type="float" office:value="2104081">
            <text:p>2104081</text:p>
          </table:table-cell>
          <table:table-cell office:value-type="string">
            <text:p>Fernando Falc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238">
            <text:p>1600238</text:p>
          </table:table-cell>
          <table:table-cell office:value-type="string">
            <text:p>Ferreira Gomes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6">
          <table:table-cell office:value-type="float" office:value="5103809">
            <text:p>5103809</text:p>
          </table:table-cell>
          <table:table-cell office:value-type="string">
            <text:p>Figueirópolis D'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7652">
            <text:p>1707652</text:p>
          </table:table-cell>
          <table:table-cell office:value-type="string">
            <text:p>Figueirópoli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7702">
            <text:p>1707702</text:p>
          </table:table-cell>
          <table:table-cell office:value-type="string">
            <text:p>Filadélfia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1503044">
            <text:p>1503044</text:p>
          </table:table-cell>
          <table:table-cell office:value-type="string">
            <text:p>Floresta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1605">
            <text:p>1301605</text:p>
          </table:table-cell>
          <table:table-cell office:value-type="string">
            <text:p>Fonte Boa-AM</text:p>
          </table:table-cell>
          <table:table-cell office:value-type="float" office:value="-63">
            <text:p>-63</text:p>
          </table:table-cell>
          <table:table-cell table:style-name="ce56" office:value-type="float" office:value="-69">
            <text:p>-69</text:p>
          </table:table-cell>
        </table:table-row>
        <table:table-row table:style-name="ro2">
          <table:table-cell office:value-type="float" office:value="2104099">
            <text:p>2104099</text:p>
          </table:table-cell>
          <table:table-cell office:value-type="string">
            <text:p>Formosa da Serra Neg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8205">
            <text:p>1708205</text:p>
          </table:table-cell>
          <table:table-cell office:value-type="string">
            <text:p>Formoso do Aragua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8254">
            <text:p>1708254</text:p>
          </table:table-cell>
          <table:table-cell office:value-type="string">
            <text:p>Fortaleza do Tabocã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4107">
            <text:p>2104107</text:p>
          </table:table-cell>
          <table:table-cell office:value-type="string">
            <text:p>Fortaleza dos Noguei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206">
            <text:p>2104206</text:p>
          </table:table-cell>
          <table:table-cell office:value-type="string">
            <text:p>Fortu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077">
            <text:p>1503077</text:p>
          </table:table-cell>
          <table:table-cell office:value-type="string">
            <text:p>Garrafão do Norte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3858">
            <text:p>5103858</text:p>
          </table:table-cell>
          <table:table-cell office:value-type="string">
            <text:p>Gaúcha do Norte-MT</text:p>
          </table:table-cell>
          <table:table-cell office:value-type="float" office:value="-51">
            <text:p>-51</text:p>
          </table:table-cell>
          <table:table-cell table:style-name="ce56" office:value-type="float" office:value="-57">
            <text:p>-57</text:p>
          </table:table-cell>
        </table:table-row>
        <table:table-row table:style-name="ro2">
          <table:table-cell office:value-type="float" office:value="5103908">
            <text:p>5103908</text:p>
          </table:table-cell>
          <table:table-cell office:value-type="string">
            <text:p>General Carneiro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6">
          <table:table-cell office:value-type="float" office:value="5103957">
            <text:p>5103957</text:p>
          </table:table-cell>
          <table:table-cell office:value-type="string">
            <text:p>Glória D'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4305">
            <text:p>2104305</text:p>
          </table:table-cell>
          <table:table-cell office:value-type="string">
            <text:p>Godofredo Via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093">
            <text:p>1503093</text:p>
          </table:table-cell>
          <table:table-cell office:value-type="string">
            <text:p>Goianésia do Par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8304">
            <text:p>1708304</text:p>
          </table:table-cell>
          <table:table-cell office:value-type="string">
            <text:p>Goianorte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9005">
            <text:p>1709005</text:p>
          </table:table-cell>
          <table:table-cell office:value-type="string">
            <text:p>Goia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404">
            <text:p>2104404</text:p>
          </table:table-cell>
          <table:table-cell office:value-type="string">
            <text:p>Gonçalves Di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503">
            <text:p>2104503</text:p>
          </table:table-cell>
          <table:table-cell office:value-type="string">
            <text:p>Governador Arche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552">
            <text:p>2104552</text:p>
          </table:table-cell>
          <table:table-cell office:value-type="string">
            <text:p>Governador Edison Lob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602">
            <text:p>2104602</text:p>
          </table:table-cell>
          <table:table-cell office:value-type="string">
            <text:p>Governador Eugênio Barr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1005">
            <text:p>1101005</text:p>
          </table:table-cell>
          <table:table-cell office:value-type="string">
            <text:p>Governador Jorge Teixeir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4628">
            <text:p>2104628</text:p>
          </table:table-cell>
          <table:table-cell office:value-type="string">
            <text:p>Governador Luiz Roch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651">
            <text:p>2104651</text:p>
          </table:table-cell>
          <table:table-cell office:value-type="string">
            <text:p>Governador Newton Bell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677">
            <text:p>2104677</text:p>
          </table:table-cell>
          <table:table-cell office:value-type="string">
            <text:p>Governador Nunes Freir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701">
            <text:p>2104701</text:p>
          </table:table-cell>
          <table:table-cell office:value-type="string">
            <text:p>Graça Aranh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800">
            <text:p>2104800</text:p>
          </table:table-cell>
          <table:table-cell office:value-type="string">
            <text:p>Grajaú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1654">
            <text:p>1301654</text:p>
          </table:table-cell>
          <table:table-cell office:value-type="string">
            <text:p>Guajará-AM</text:p>
          </table:table-cell>
          <table:table-cell office:value-type="float" office:value="-75">
            <text:p>-75</text:p>
          </table:table-cell>
          <table:table-cell/>
        </table:table-row>
        <table:table-row table:style-name="ro2">
          <table:table-cell office:value-type="float" office:value="1100106">
            <text:p>1100106</text:p>
          </table:table-cell>
          <table:table-cell office:value-type="string">
            <text:p>Guajará-Mirim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9302">
            <text:p>1709302</text:p>
          </table:table-cell>
          <table:table-cell office:value-type="string">
            <text:p>Guaraí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4104">
            <text:p>5104104</text:p>
          </table:table-cell>
          <table:table-cell office:value-type="string">
            <text:p>Guarantã do 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4909">
            <text:p>2104909</text:p>
          </table:table-cell>
          <table:table-cell office:value-type="string">
            <text:p>Guimarã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4203">
            <text:p>5104203</text:p>
          </table:table-cell>
          <table:table-cell office:value-type="string">
            <text:p>Guiratinga-MT</text:p>
          </table:table-cell>
          <table:table-cell office:value-type="float" office:value="-51">
            <text:p>-51</text:p>
          </table:table-cell>
          <table:table-cell table:style-name="ce56" office:value-type="float" office:value="-57">
            <text:p>-57</text:p>
          </table:table-cell>
        </table:table-row>
        <table:table-row table:style-name="ro2">
          <table:table-cell office:value-type="float" office:value="1503101">
            <text:p>1503101</text:p>
          </table:table-cell>
          <table:table-cell office:value-type="string">
            <text:p>Gurup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9500">
            <text:p>1709500</text:p>
          </table:table-cell>
          <table:table-cell office:value-type="string">
            <text:p>Gurupi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1704">
            <text:p>1301704</text:p>
          </table:table-cell>
          <table:table-cell office:value-type="string">
            <text:p>Humaitá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5104">
            <text:p>2105104</text:p>
          </table:table-cell>
          <table:table-cell office:value-type="string">
            <text:p>Icat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153">
            <text:p>2105153</text:p>
          </table:table-cell>
          <table:table-cell office:value-type="string">
            <text:p>Igarapé do Mei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203">
            <text:p>2105203</text:p>
          </table:table-cell>
          <table:table-cell office:value-type="string">
            <text:p>Igarapé Grand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200">
            <text:p>1503200</text:p>
          </table:table-cell>
          <table:table-cell office:value-type="string">
            <text:p>Igarapé-Açu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309">
            <text:p>1503309</text:p>
          </table:table-cell>
          <table:table-cell office:value-type="string">
            <text:p>Igarapé-Miri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5302">
            <text:p>2105302</text:p>
          </table:table-cell>
          <table:table-cell office:value-type="string">
            <text:p>Imperatriz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4500">
            <text:p>5104500</text:p>
          </table:table-cell>
          <table:table-cell office:value-type="string">
            <text:p>Indiavaí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3408">
            <text:p>1503408</text:p>
          </table:table-cell>
          <table:table-cell office:value-type="string">
            <text:p>Inhangapi-PA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5104526">
            <text:p>5104526</text:p>
          </table:table-cell>
          <table:table-cell table:style-name="Default" office:value-type="string">
            <text:p>Ipiranga do 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3457">
            <text:p>1503457</text:p>
          </table:table-cell>
          <table:table-cell office:value-type="string">
            <text:p>Ipixuna do Pará-PA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1301803">
            <text:p>1301803</text:p>
          </table:table-cell>
          <table:table-cell office:value-type="string">
            <text:p>Ipixuna-AM</text:p>
          </table:table-cell>
          <table:table-cell office:value-type="float" office:value="-69">
            <text:p>-69</text:p>
          </table:table-cell>
          <table:table-cell table:style-name="ce56" office:value-type="float" office:value="-75">
            <text:p>-75</text:p>
          </table:table-cell>
        </table:table-row>
        <table:table-row table:style-name="ro2">
          <table:table-cell office:value-type="float" office:value="1709807">
            <text:p>1709807</text:p>
          </table:table-cell>
          <table:table-cell office:value-type="string">
            <text:p>Ipueira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400282">
            <text:p>1400282</text:p>
          </table:table-cell>
          <table:table-cell office:value-type="string">
            <text:p>Iracema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1852">
            <text:p>1301852</text:p>
          </table:table-cell>
          <table:table-cell office:value-type="string">
            <text:p>Iranduba-AM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1503507">
            <text:p>1503507</text:p>
          </table:table-cell>
          <table:table-cell office:value-type="string">
            <text:p>Iritui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0508">
            <text:p>1710508</text:p>
          </table:table-cell>
          <table:table-cell office:value-type="string">
            <text:p>Itacajá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1301902">
            <text:p>1301902</text:p>
          </table:table-cell>
          <table:table-cell office:value-type="string">
            <text:p>Itacoatiara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10706">
            <text:p>1710706</text:p>
          </table:table-cell>
          <table:table-cell office:value-type="string">
            <text:p>Itagua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351">
            <text:p>2105351</text:p>
          </table:table-cell>
          <table:table-cell office:value-type="string">
            <text:p>Itaipava do Grajaú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606">
            <text:p>1503606</text:p>
          </table:table-cell>
          <table:table-cell office:value-type="string">
            <text:p>Itaituba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1951">
            <text:p>1301951</text:p>
          </table:table-cell>
          <table:table-cell office:value-type="string">
            <text:p>Itamarati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4542">
            <text:p>5104542</text:p>
          </table:table-cell>
          <table:table-cell table:style-name="Default" office:value-type="string">
            <text:p>Itanhangá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5401">
            <text:p>2105401</text:p>
          </table:table-cell>
          <table:table-cell office:value-type="string">
            <text:p>Itapecuru Mir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2009">
            <text:p>1302009</text:p>
          </table:table-cell>
          <table:table-cell office:value-type="string">
            <text:p>Itapiranga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10904">
            <text:p>1710904</text:p>
          </table:table-cell>
          <table:table-cell office:value-type="string">
            <text:p>Itapiratins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1711100">
            <text:p>1711100</text:p>
          </table:table-cell>
          <table:table-cell office:value-type="string">
            <text:p>Itaporã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1104">
            <text:p>1101104</text:p>
          </table:table-cell>
          <table:table-cell office:value-type="string">
            <text:p>Itapuã do 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4559">
            <text:p>5104559</text:p>
          </table:table-cell>
          <table:table-cell office:value-type="string">
            <text:p>Itaúb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600253">
            <text:p>1600253</text:p>
          </table:table-cell>
          <table:table-cell office:value-type="string">
            <text:p>Itaubal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5427">
            <text:p>2105427</text:p>
          </table:table-cell>
          <table:table-cell office:value-type="string">
            <text:p>Iting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4609">
            <text:p>5104609</text:p>
          </table:table-cell>
          <table:table-cell office:value-type="string">
            <text:p>Itiquira-MT</text:p>
          </table:table-cell>
          <table:table-cell office:value-type="float" office:value="-51">
            <text:p>-51</text:p>
          </table:table-cell>
          <table:table-cell table:style-name="ce56" office:value-type="float" office:value="-57">
            <text:p>-57</text:p>
          </table:table-cell>
        </table:table-row>
        <table:table-row table:style-name="ro2">
          <table:table-cell office:value-type="float" office:value="1503705">
            <text:p>1503705</text:p>
          </table:table-cell>
          <table:table-cell office:value-type="string">
            <text:p>Itupirang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3754">
            <text:p>1503754</text:p>
          </table:table-cell>
          <table:table-cell office:value-type="string">
            <text:p>Jacareacanga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4807">
            <text:p>5104807</text:p>
          </table:table-cell>
          <table:table-cell office:value-type="string">
            <text:p>Jacia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3804">
            <text:p>1503804</text:p>
          </table:table-cell>
          <table:table-cell office:value-type="string">
            <text:p>Jacund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4906">
            <text:p>5104906</text:p>
          </table:table-cell>
          <table:table-cell office:value-type="string">
            <text:p>Jangad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2108">
            <text:p>1302108</text:p>
          </table:table-cell>
          <table:table-cell office:value-type="string">
            <text:p>Japurá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100114">
            <text:p>1100114</text:p>
          </table:table-cell>
          <table:table-cell office:value-type="string">
            <text:p>Jaru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5450">
            <text:p>2105450</text:p>
          </table:table-cell>
          <table:table-cell office:value-type="string">
            <text:p>Jatobá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1506">
            <text:p>1711506</text:p>
          </table:table-cell>
          <table:table-cell office:value-type="string">
            <text:p>Jaú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5002">
            <text:p>5105002</text:p>
          </table:table-cell>
          <table:table-cell office:value-type="string">
            <text:p>Jauru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5476">
            <text:p>2105476</text:p>
          </table:table-cell>
          <table:table-cell office:value-type="string">
            <text:p>Jenipapo dos Viei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122">
            <text:p>1100122</text:p>
          </table:table-cell>
          <table:table-cell office:value-type="string">
            <text:p>Ji-Paraná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5500">
            <text:p>2105500</text:p>
          </table:table-cell>
          <table:table-cell office:value-type="string">
            <text:p>João Lisbo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328">
            <text:p>1200328</text:p>
          </table:table-cell>
          <table:table-cell office:value-type="string">
            <text:p>Jordão-AC</text:p>
          </table:table-cell>
          <table:table-cell office:value-type="float" office:value="-69">
            <text:p>-69</text:p>
          </table:table-cell>
          <table:table-cell table:style-name="ce56" office:value-type="float" office:value="-75">
            <text:p>-75</text:p>
          </table:table-cell>
        </table:table-row>
        <table:table-row table:style-name="ro2">
          <table:table-cell office:value-type="float" office:value="2105609">
            <text:p>2105609</text:p>
          </table:table-cell>
          <table:table-cell office:value-type="string">
            <text:p>Joselând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5101">
            <text:p>5105101</text:p>
          </table:table-cell>
          <table:table-cell office:value-type="string">
            <text:p>Jua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11803">
            <text:p>1711803</text:p>
          </table:table-cell>
          <table:table-cell office:value-type="string">
            <text:p>Juarin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5150">
            <text:p>5105150</text:p>
          </table:table-cell>
          <table:table-cell office:value-type="string">
            <text:p>Juína-MT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2105658">
            <text:p>2105658</text:p>
          </table:table-cell>
          <table:table-cell office:value-type="string">
            <text:p>Junco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2207">
            <text:p>1302207</text:p>
          </table:table-cell>
          <table:table-cell office:value-type="string">
            <text:p>Juruá-AM</text:p>
          </table:table-cell>
          <table:table-cell office:value-type="float" office:value="-63">
            <text:p>-63</text:p>
          </table:table-cell>
          <table:table-cell table:style-name="ce56" office:value-type="float" office:value="-69">
            <text:p>-69</text:p>
          </table:table-cell>
        </table:table-row>
        <table:table-row table:style-name="ro2">
          <table:table-cell office:value-type="float" office:value="5105176">
            <text:p>5105176</text:p>
          </table:table-cell>
          <table:table-cell office:value-type="string">
            <text:p>Juruen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3903">
            <text:p>1503903</text:p>
          </table:table-cell>
          <table:table-cell office:value-type="string">
            <text:p>Juruti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5200">
            <text:p>5105200</text:p>
          </table:table-cell>
          <table:table-cell office:value-type="string">
            <text:p>Juscimei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2306">
            <text:p>1302306</text:p>
          </table:table-cell>
          <table:table-cell office:value-type="string">
            <text:p>Jutaí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302405">
            <text:p>1302405</text:p>
          </table:table-cell>
          <table:table-cell office:value-type="string">
            <text:p>Lábrea-AM</text:p>
          </table:table-cell>
          <table:table-cell office:value-type="float" office:value="-63">
            <text:p>-63</text:p>
          </table:table-cell>
          <table:table-cell table:style-name="ce56" office:value-type="float" office:value="-69">
            <text:p>-69</text:p>
          </table:table-cell>
        </table:table-row>
        <table:table-row table:style-name="ro2">
          <table:table-cell office:value-type="float" office:value="2105708">
            <text:p>2105708</text:p>
          </table:table-cell>
          <table:table-cell office:value-type="string">
            <text:p>Lago da Ped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807">
            <text:p>2105807</text:p>
          </table:table-cell>
          <table:table-cell office:value-type="string">
            <text:p>Lago do Junc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948">
            <text:p>2105948</text:p>
          </table:table-cell>
          <table:table-cell office:value-type="string">
            <text:p>Lago dos Rodrigu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906">
            <text:p>2105906</text:p>
          </table:table-cell>
          <table:table-cell office:value-type="string">
            <text:p>Lago Verd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1902">
            <text:p>1711902</text:p>
          </table:table-cell>
          <table:table-cell office:value-type="string">
            <text:p>Lagoa da Confusã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1951">
            <text:p>1711951</text:p>
          </table:table-cell>
          <table:table-cell office:value-type="string">
            <text:p>Lago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963">
            <text:p>2105963</text:p>
          </table:table-cell>
          <table:table-cell office:value-type="string">
            <text:p>Lagoa Grande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989">
            <text:p>2105989</text:p>
          </table:table-cell>
          <table:table-cell office:value-type="string">
            <text:p>Lajeado Nov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2009">
            <text:p>1712009</text:p>
          </table:table-cell>
          <table:table-cell office:value-type="string">
            <text:p>Lajead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6">
          <table:table-cell office:value-type="float" office:value="5105234">
            <text:p>5105234</text:p>
          </table:table-cell>
          <table:table-cell office:value-type="string">
            <text:p>Lambari D'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600279">
            <text:p>1600279</text:p>
          </table:table-cell>
          <table:table-cell office:value-type="string">
            <text:p>Laranjal do Jari-AP</text:p>
          </table:table-cell>
          <table:table-cell office:value-type="float" office:value="-51">
            <text:p>-51</text:p>
          </table:table-cell>
          <table:table-cell table:style-name="ce56" office:value-type="float" office:value="-57">
            <text:p>-57</text:p>
          </table:table-cell>
        </table:table-row>
        <table:table-row table:style-name="ro2">
          <table:table-cell office:value-type="float" office:value="1712157">
            <text:p>1712157</text:p>
          </table:table-cell>
          <table:table-cell office:value-type="string">
            <text:p>Lavandeira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003">
            <text:p>2106003</text:p>
          </table:table-cell>
          <table:table-cell office:value-type="string">
            <text:p>Lima Camp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000">
            <text:p>1504000</text:p>
          </table:table-cell>
          <table:table-cell office:value-type="string">
            <text:p>Limoeiro do Ajuru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2405">
            <text:p>1712405</text:p>
          </table:table-cell>
          <table:table-cell office:value-type="string">
            <text:p>Lizarda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102">
            <text:p>2106102</text:p>
          </table:table-cell>
          <table:table-cell table:style-name="Default" office:value-type="string">
            <text:p>Loret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5259">
            <text:p>5105259</text:p>
          </table:table-cell>
          <table:table-cell office:value-type="string">
            <text:p>Lucas do Rio Verd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6">
          <table:table-cell office:value-type="float" office:value="5105309">
            <text:p>5105309</text:p>
          </table:table-cell>
          <table:table-cell office:value-type="string">
            <text:p>Luciar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6201">
            <text:p>2106201</text:p>
          </table:table-cell>
          <table:table-cell office:value-type="string">
            <text:p>Luís Domingu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2454">
            <text:p>1712454</text:p>
          </table:table-cell>
          <table:table-cell office:value-type="string">
            <text:p>Luzinópoli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303">
            <text:p>1600303</text:p>
          </table:table-cell>
          <table:table-cell office:value-type="string">
            <text:p>Macapá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6">
          <table:table-cell office:value-type="float" office:value="1100130">
            <text:p>1100130</text:p>
          </table:table-cell>
          <table:table-cell office:value-type="string">
            <text:p>Machadinho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4059">
            <text:p>1504059</text:p>
          </table:table-cell>
          <table:table-cell office:value-type="string">
            <text:p>Mãe do Rio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109">
            <text:p>1504109</text:p>
          </table:table-cell>
          <table:table-cell office:value-type="string">
            <text:p>Magalhães Barat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2504">
            <text:p>1302504</text:p>
          </table:table-cell>
          <table:table-cell office:value-type="string">
            <text:p>Manacapuru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2553">
            <text:p>1302553</text:p>
          </table:table-cell>
          <table:table-cell office:value-type="string">
            <text:p>Manaquiri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2603">
            <text:p>1302603</text:p>
          </table:table-cell>
          <table:table-cell office:value-type="string">
            <text:p>Manaus-AM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1200336">
            <text:p>1200336</text:p>
          </table:table-cell>
          <table:table-cell office:value-type="string">
            <text:p>Mâncio Lima-AC</text:p>
          </table:table-cell>
          <table:table-cell office:value-type="float" office:value="-75">
            <text:p>-75</text:p>
          </table:table-cell>
          <table:table-cell/>
        </table:table-row>
        <table:table-row table:style-name="ro2">
          <table:table-cell office:value-type="float" office:value="1302702">
            <text:p>1302702</text:p>
          </table:table-cell>
          <table:table-cell office:value-type="string">
            <text:p>Manicoré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200344">
            <text:p>1200344</text:p>
          </table:table-cell>
          <table:table-cell office:value-type="string">
            <text:p>Manoel Urbano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302801">
            <text:p>1302801</text:p>
          </table:table-cell>
          <table:table-cell office:value-type="string">
            <text:p>Maraã-AM</text:p>
          </table:table-cell>
          <table:table-cell office:value-type="float" office:value="-63">
            <text:p>-63</text:p>
          </table:table-cell>
          <table:table-cell table:style-name="ce56" office:value-type="float" office:value="-69">
            <text:p>-69</text:p>
          </table:table-cell>
        </table:table-row>
        <table:table-row table:style-name="ro2">
          <table:table-cell office:value-type="float" office:value="1504208">
            <text:p>1504208</text:p>
          </table:table-cell>
          <table:table-cell office:value-type="string">
            <text:p>Marab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6326">
            <text:p>2106326</text:p>
          </table:table-cell>
          <table:table-cell office:value-type="string">
            <text:p>Maracaçumé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307">
            <text:p>1504307</text:p>
          </table:table-cell>
          <table:table-cell office:value-type="string">
            <text:p>Maracanã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359">
            <text:p>2106359</text:p>
          </table:table-cell>
          <table:table-cell office:value-type="string">
            <text:p>Marajá do Se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375">
            <text:p>2106375</text:p>
          </table:table-cell>
          <table:table-cell office:value-type="string">
            <text:p>Maranhãozinh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406">
            <text:p>1504406</text:p>
          </table:table-cell>
          <table:table-cell office:value-type="string">
            <text:p>Marapanim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5580">
            <text:p>5105580</text:p>
          </table:table-cell>
          <table:table-cell office:value-type="string">
            <text:p>Marcelândia-MT</text:p>
          </table:table-cell>
          <table:table-cell office:value-type="float" office:value="-51">
            <text:p>-51</text:p>
          </table:table-cell>
          <table:table-cell table:style-name="ce56" office:value-type="float" office:value="-57">
            <text:p>-57</text:p>
          </table:table-cell>
        </table:table-row>
        <table:table-row table:style-name="ro2">
          <table:table-cell office:value-type="float" office:value="1200351">
            <text:p>1200351</text:p>
          </table:table-cell>
          <table:table-cell office:value-type="string">
            <text:p>Marechal Thaumaturgo-AC</text:p>
          </table:table-cell>
          <table:table-cell office:value-type="float" office:value="-75">
            <text:p>-75</text:p>
          </table:table-cell>
          <table:table-cell/>
        </table:table-row>
        <table:table-row table:style-name="ro2">
          <table:table-cell office:value-type="float" office:value="1712504">
            <text:p>1712504</text:p>
          </table:table-cell>
          <table:table-cell office:value-type="string">
            <text:p>Marianópoli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4422">
            <text:p>1504422</text:p>
          </table:table-cell>
          <table:table-cell office:value-type="string">
            <text:p>Maritub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2702">
            <text:p>1712702</text:p>
          </table:table-cell>
          <table:table-cell office:value-type="string">
            <text:p>Mateiro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508">
            <text:p>2106508</text:p>
          </table:table-cell>
          <table:table-cell office:value-type="string">
            <text:p>Matinh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631">
            <text:p>2106631</text:p>
          </table:table-cell>
          <table:table-cell office:value-type="string">
            <text:p>Matões do Nort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5606">
            <text:p>5105606</text:p>
          </table:table-cell>
          <table:table-cell office:value-type="string">
            <text:p>Matupá-MT</text:p>
          </table:table-cell>
          <table:table-cell office:value-type="float" office:value="-51">
            <text:p>-51</text:p>
          </table:table-cell>
          <table:table-cell table:style-name="ce56" office:value-type="float" office:value="-57">
            <text:p>-57</text:p>
          </table:table-cell>
        </table:table-row>
        <table:table-row table:style-name="ro2">
          <table:table-cell office:value-type="float" office:value="1302900">
            <text:p>1302900</text:p>
          </table:table-cell>
          <table:table-cell office:value-type="string">
            <text:p>Maués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12801">
            <text:p>1712801</text:p>
          </table:table-cell>
          <table:table-cell office:value-type="string">
            <text:p>Maurilândi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402">
            <text:p>1600402</text:p>
          </table:table-cell>
          <table:table-cell office:value-type="string">
            <text:p>Mazagão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4455">
            <text:p>1504455</text:p>
          </table:table-cell>
          <table:table-cell office:value-type="string">
            <text:p>Medicilând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4505">
            <text:p>1504505</text:p>
          </table:table-cell>
          <table:table-cell office:value-type="string">
            <text:p>Melgaç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1203">
            <text:p>1101203</text:p>
          </table:table-cell>
          <table:table-cell office:value-type="string">
            <text:p>Ministro Andreazz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3205">
            <text:p>1713205</text:p>
          </table:table-cell>
          <table:table-cell office:value-type="string">
            <text:p>Miracema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6706">
            <text:p>2106706</text:p>
          </table:table-cell>
          <table:table-cell office:value-type="string">
            <text:p>Mirado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755">
            <text:p>2106755</text:p>
          </table:table-cell>
          <table:table-cell office:value-type="string">
            <text:p>Miranda do Nort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3304">
            <text:p>1713304</text:p>
          </table:table-cell>
          <table:table-cell office:value-type="string">
            <text:p>Miranorte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1302">
            <text:p>1101302</text:p>
          </table:table-cell>
          <table:table-cell office:value-type="string">
            <text:p>Mirante da Serr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5622">
            <text:p>5105622</text:p>
          </table:table-cell>
          <table:table-cell office:value-type="string">
            <text:p>Mirassol d'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6805">
            <text:p>2106805</text:p>
          </table:table-cell>
          <table:table-cell office:value-type="string">
            <text:p>Mirinzal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604">
            <text:p>1504604</text:p>
          </table:table-cell>
          <table:table-cell office:value-type="string">
            <text:p>Mocajub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4703">
            <text:p>1504703</text:p>
          </table:table-cell>
          <table:table-cell office:value-type="string">
            <text:p>Moju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6904">
            <text:p>2106904</text:p>
          </table:table-cell>
          <table:table-cell office:value-type="string">
            <text:p>Monç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802">
            <text:p>1504802</text:p>
          </table:table-cell>
          <table:table-cell office:value-type="string">
            <text:p>Monte Alegre-PA</text:p>
          </table:table-cell>
          <table:table-cell office:value-type="float" office:value="-51">
            <text:p>-51</text:p>
          </table:table-cell>
          <table:table-cell table:style-name="ce56" office:value-type="float" office:value="-57">
            <text:p>-57</text:p>
          </table:table-cell>
        </table:table-row>
        <table:table-row table:style-name="ro2">
          <table:table-cell office:value-type="float" office:value="1713601">
            <text:p>1713601</text:p>
          </table:table-cell>
          <table:table-cell office:value-type="string">
            <text:p>Monte do Carmo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1101401">
            <text:p>1101401</text:p>
          </table:table-cell>
          <table:table-cell office:value-type="string">
            <text:p>Monte Negr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3700">
            <text:p>1713700</text:p>
          </table:table-cell>
          <table:table-cell office:value-type="string">
            <text:p>Monte Santo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7001">
            <text:p>2107001</text:p>
          </table:table-cell>
          <table:table-cell office:value-type="string">
            <text:p>Montes Alt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7100">
            <text:p>2107100</text:p>
          </table:table-cell>
          <table:table-cell table:style-name="Default" office:value-type="string">
            <text:p>Morr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901">
            <text:p>1504901</text:p>
          </table:table-cell>
          <table:table-cell office:value-type="string">
            <text:p>Muan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400308">
            <text:p>1400308</text:p>
          </table:table-cell>
          <table:table-cell office:value-type="string">
            <text:p>Mucajaí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3957">
            <text:p>1713957</text:p>
          </table:table-cell>
          <table:table-cell office:value-type="string">
            <text:p>Murici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4203">
            <text:p>1714203</text:p>
          </table:table-cell>
          <table:table-cell office:value-type="string">
            <text:p>Natividade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1714302">
            <text:p>1714302</text:p>
          </table:table-cell>
          <table:table-cell office:value-type="string">
            <text:p>Nazaré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007">
            <text:p>1303007</text:p>
          </table:table-cell>
          <table:table-cell office:value-type="string">
            <text:p>Nhamundá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5903">
            <text:p>5105903</text:p>
          </table:table-cell>
          <table:table-cell office:value-type="string">
            <text:p>Nobre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400407">
            <text:p>1400407</text:p>
          </table:table-cell>
          <table:table-cell office:value-type="string">
            <text:p>Normandia-RR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5106000">
            <text:p>5106000</text:p>
          </table:table-cell>
          <table:table-cell office:value-type="string">
            <text:p>Nortelând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109">
            <text:p>5106109</text:p>
          </table:table-cell>
          <table:table-cell office:value-type="string">
            <text:p>Nossa Senhora do Livrament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158">
            <text:p>5106158</text:p>
          </table:table-cell>
          <table:table-cell office:value-type="string">
            <text:p>Nova Bandeirante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6">
          <table:table-cell office:value-type="float" office:value="1100148">
            <text:p>1100148</text:p>
          </table:table-cell>
          <table:table-cell office:value-type="string">
            <text:p>Nova Brasilândia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6208">
            <text:p>5106208</text:p>
          </table:table-cell>
          <table:table-cell office:value-type="string">
            <text:p>Nova Brasilând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216">
            <text:p>5106216</text:p>
          </table:table-cell>
          <table:table-cell office:value-type="string">
            <text:p>Nova Canaã do 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7258">
            <text:p>2107258</text:p>
          </table:table-cell>
          <table:table-cell office:value-type="string">
            <text:p>Nova Colin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950">
            <text:p>1504950</text:p>
          </table:table-cell>
          <table:table-cell office:value-type="string">
            <text:p>Nova Esperança do Piri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8808">
            <text:p>5108808</text:p>
          </table:table-cell>
          <table:table-cell office:value-type="string">
            <text:p>Nova Guarit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7308">
            <text:p>2107308</text:p>
          </table:table-cell>
          <table:table-cell office:value-type="string">
            <text:p>Nova Iorqu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976">
            <text:p>1504976</text:p>
          </table:table-cell>
          <table:table-cell office:value-type="string">
            <text:p>Nova Ipixun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182">
            <text:p>5106182</text:p>
          </table:table-cell>
          <table:table-cell office:value-type="string">
            <text:p>Nova Lacerda-MT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1100338">
            <text:p>1100338</text:p>
          </table:table-cell>
          <table:table-cell office:value-type="string">
            <text:p>Nova Mamoré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8857">
            <text:p>5108857</text:p>
          </table:table-cell>
          <table:table-cell office:value-type="string">
            <text:p>Nova Marilând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8907">
            <text:p>5108907</text:p>
          </table:table-cell>
          <table:table-cell office:value-type="string">
            <text:p>Nova Maringá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8956">
            <text:p>5108956</text:p>
          </table:table-cell>
          <table:table-cell office:value-type="string">
            <text:p>Nova Monte Verd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224">
            <text:p>5106224</text:p>
          </table:table-cell>
          <table:table-cell office:value-type="string">
            <text:p>Nova Mutum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174">
            <text:p>5106174</text:p>
          </table:table-cell>
          <table:table-cell office:value-type="string">
            <text:p>Nova Nazaré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232">
            <text:p>5106232</text:p>
          </table:table-cell>
          <table:table-cell office:value-type="string">
            <text:p>Nova Olímp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7357">
            <text:p>2107357</text:p>
          </table:table-cell>
          <table:table-cell office:value-type="string">
            <text:p>Nova Olind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106">
            <text:p>1303106</text:p>
          </table:table-cell>
          <table:table-cell office:value-type="string">
            <text:p>Nova Olinda do Norte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14880">
            <text:p>1714880</text:p>
          </table:table-cell>
          <table:table-cell office:value-type="string">
            <text:p>Nova Olind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5002">
            <text:p>1715002</text:p>
          </table:table-cell>
          <table:table-cell office:value-type="string">
            <text:p>Nova Rosa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190">
            <text:p>5106190</text:p>
          </table:table-cell>
          <table:table-cell office:value-type="string">
            <text:p>Nova Santa Helen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007">
            <text:p>1505007</text:p>
          </table:table-cell>
          <table:table-cell office:value-type="string">
            <text:p>Nova Timboteu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6240">
            <text:p>5106240</text:p>
          </table:table-cell>
          <table:table-cell office:value-type="string">
            <text:p>Nova Ubiratã-MT</text:p>
          </table:table-cell>
          <table:table-cell office:value-type="float" office:value="-51">
            <text:p>-51</text:p>
          </table:table-cell>
          <table:table-cell table:style-name="ce56" office:value-type="float" office:value="-57">
            <text:p>-57</text:p>
          </table:table-cell>
        </table:table-row>
        <table:table-row table:style-name="ro2">
          <table:table-cell office:value-type="float" office:value="1101435">
            <text:p>1101435</text:p>
          </table:table-cell>
          <table:table-cell office:value-type="string">
            <text:p>Nova Uniã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6257">
            <text:p>5106257</text:p>
          </table:table-cell>
          <table:table-cell office:value-type="string">
            <text:p>Nova Xavantin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5101">
            <text:p>1715101</text:p>
          </table:table-cell>
          <table:table-cell office:value-type="string">
            <text:p>Novo Acord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205">
            <text:p>1303205</text:p>
          </table:table-cell>
          <table:table-cell office:value-type="string">
            <text:p>Novo Airão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5150">
            <text:p>1715150</text:p>
          </table:table-cell>
          <table:table-cell office:value-type="string">
            <text:p>Novo Alegre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304">
            <text:p>1303304</text:p>
          </table:table-cell>
          <table:table-cell office:value-type="string">
            <text:p>Novo Aripuanã-AM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5106273">
            <text:p>5106273</text:p>
          </table:table-cell>
          <table:table-cell office:value-type="string">
            <text:p>Novo Horizonte do 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0502">
            <text:p>1100502</text:p>
          </table:table-cell>
          <table:table-cell office:value-type="string">
            <text:p>Novo Horizonte do 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5259">
            <text:p>1715259</text:p>
          </table:table-cell>
          <table:table-cell office:value-type="string">
            <text:p>Novo Jardim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6265">
            <text:p>5106265</text:p>
          </table:table-cell>
          <table:table-cell office:value-type="string">
            <text:p>Novo Mund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031">
            <text:p>1505031</text:p>
          </table:table-cell>
          <table:table-cell office:value-type="string">
            <text:p>Novo Progresso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064">
            <text:p>1505064</text:p>
          </table:table-cell>
          <table:table-cell office:value-type="string">
            <text:p>Novo Repartiment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315">
            <text:p>5106315</text:p>
          </table:table-cell>
          <table:table-cell office:value-type="string">
            <text:p>Novo Santo Antônio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281">
            <text:p>5106281</text:p>
          </table:table-cell>
          <table:table-cell office:value-type="string">
            <text:p>Novo São Joaquim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5106">
            <text:p>1505106</text:p>
          </table:table-cell>
          <table:table-cell office:value-type="string">
            <text:p>Óbidos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205">
            <text:p>1505205</text:p>
          </table:table-cell>
          <table:table-cell office:value-type="string">
            <text:p>Oeiras do Par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600501">
            <text:p>1600501</text:p>
          </table:table-cell>
          <table:table-cell office:value-type="string">
            <text:p>Oiapoque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7407">
            <text:p>2107407</text:p>
          </table:table-cell>
          <table:table-cell office:value-type="string">
            <text:p>Olho d'Água das Cunhã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7456">
            <text:p>2107456</text:p>
          </table:table-cell>
          <table:table-cell office:value-type="string">
            <text:p>Olinda Nov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5507">
            <text:p>1715507</text:p>
          </table:table-cell>
          <table:table-cell office:value-type="string">
            <text:p>Oliveira de Fátim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5304">
            <text:p>1505304</text:p>
          </table:table-cell>
          <table:table-cell office:value-type="string">
            <text:p>Oriximiná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403">
            <text:p>1505403</text:p>
          </table:table-cell>
          <table:table-cell office:value-type="string">
            <text:p>Ourém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437">
            <text:p>1505437</text:p>
          </table:table-cell>
          <table:table-cell office:value-type="string">
            <text:p>Ourilândia do Norte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155">
            <text:p>1100155</text:p>
          </table:table-cell>
          <table:table-cell office:value-type="string">
            <text:p>Ouro Preto do 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5486">
            <text:p>1505486</text:p>
          </table:table-cell>
          <table:table-cell office:value-type="string">
            <text:p>Pacaj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400456">
            <text:p>1400456</text:p>
          </table:table-cell>
          <table:table-cell office:value-type="string">
            <text:p>Pacaraima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7506">
            <text:p>2107506</text:p>
          </table:table-cell>
          <table:table-cell office:value-type="string">
            <text:p>Paço do Lumia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494">
            <text:p>1505494</text:p>
          </table:table-cell>
          <table:table-cell office:value-type="string">
            <text:p>Palestina do Par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21000">
            <text:p>1721000</text:p>
          </table:table-cell>
          <table:table-cell office:value-type="string">
            <text:p>Palmas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2107605">
            <text:p>2107605</text:p>
          </table:table-cell>
          <table:table-cell office:value-type="string">
            <text:p>Palmeirând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5705">
            <text:p>1715705</text:p>
          </table:table-cell>
          <table:table-cell office:value-type="string">
            <text:p>Palmeirante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1713809">
            <text:p>1713809</text:p>
          </table:table-cell>
          <table:table-cell office:value-type="string">
            <text:p>Palmeiras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5754">
            <text:p>1715754</text:p>
          </table:table-cell>
          <table:table-cell office:value-type="string">
            <text:p>Palmeirópoli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5502">
            <text:p>1505502</text:p>
          </table:table-cell>
          <table:table-cell office:value-type="string">
            <text:p>Paragominas-PA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2107704">
            <text:p>2107704</text:p>
          </table:table-cell>
          <table:table-cell table:style-name="Default" office:value-type="string">
            <text:p>Paraiban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6109">
            <text:p>1716109</text:p>
          </table:table-cell>
          <table:table-cell office:value-type="string">
            <text:p>Paraíso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6208">
            <text:p>1716208</text:p>
          </table:table-cell>
          <table:table-cell office:value-type="string">
            <text:p>Paranã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5106299">
            <text:p>5106299</text:p>
          </table:table-cell>
          <table:table-cell office:value-type="string">
            <text:p>Paranaít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307">
            <text:p>5106307</text:p>
          </table:table-cell>
          <table:table-cell office:value-type="string">
            <text:p>Paranatinga-MT</text:p>
          </table:table-cell>
          <table:table-cell office:value-type="float" office:value="-51">
            <text:p>-51</text:p>
          </table:table-cell>
          <table:table-cell table:style-name="ce56" office:value-type="float" office:value="-57">
            <text:p>-57</text:p>
          </table:table-cell>
        </table:table-row>
        <table:table-row table:style-name="ro2">
          <table:table-cell office:value-type="float" office:value="1505536">
            <text:p>1505536</text:p>
          </table:table-cell>
          <table:table-cell office:value-type="string">
            <text:p>Parauapeba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1450">
            <text:p>1101450</text:p>
          </table:table-cell>
          <table:table-cell office:value-type="string">
            <text:p>Pareci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3403">
            <text:p>1303403</text:p>
          </table:table-cell>
          <table:table-cell office:value-type="string">
            <text:p>Parintins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8009">
            <text:p>2108009</text:p>
          </table:table-cell>
          <table:table-cell office:value-type="string">
            <text:p>Pastos Bon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551">
            <text:p>1505551</text:p>
          </table:table-cell>
          <table:table-cell office:value-type="string">
            <text:p>Pau D'Arc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6307">
            <text:p>1716307</text:p>
          </table:table-cell>
          <table:table-cell office:value-type="string">
            <text:p>Pau D'Arc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3502">
            <text:p>1303502</text:p>
          </table:table-cell>
          <table:table-cell office:value-type="string">
            <text:p>Pauini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2108108">
            <text:p>2108108</text:p>
          </table:table-cell>
          <table:table-cell office:value-type="string">
            <text:p>Paulo Ram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154">
            <text:p>1600154</text:p>
          </table:table-cell>
          <table:table-cell office:value-type="string">
            <text:p>Pedra Branca do Amapari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372">
            <text:p>5106372</text:p>
          </table:table-cell>
          <table:table-cell office:value-type="string">
            <text:p>Pedra Preta-MT</text:p>
          </table:table-cell>
          <table:table-cell office:value-type="float" office:value="-51">
            <text:p>-51</text:p>
          </table:table-cell>
          <table:table-cell table:style-name="ce56" office:value-type="float" office:value="-57">
            <text:p>-57</text:p>
          </table:table-cell>
        </table:table-row>
        <table:table-row table:style-name="ro2">
          <table:table-cell office:value-type="float" office:value="2108207">
            <text:p>2108207</text:p>
          </table:table-cell>
          <table:table-cell office:value-type="string">
            <text:p>Pedrei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6505">
            <text:p>1716505</text:p>
          </table:table-cell>
          <table:table-cell office:value-type="string">
            <text:p>Pedro Afonso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2108256">
            <text:p>2108256</text:p>
          </table:table-cell>
          <table:table-cell office:value-type="string">
            <text:p>Pedro do Rosári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601">
            <text:p>1505601</text:p>
          </table:table-cell>
          <table:table-cell office:value-type="string">
            <text:p>Peixe-Boi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6604">
            <text:p>1716604</text:p>
          </table:table-cell>
          <table:table-cell office:value-type="string">
            <text:p>Peixe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422">
            <text:p>5106422</text:p>
          </table:table-cell>
          <table:table-cell office:value-type="string">
            <text:p>Peixoto de Azevedo-MT</text:p>
          </table:table-cell>
          <table:table-cell office:value-type="float" office:value="-51">
            <text:p>-51</text:p>
          </table:table-cell>
          <table:table-cell table:style-name="ce56" office:value-type="float" office:value="-57">
            <text:p>-57</text:p>
          </table:table-cell>
        </table:table-row>
        <table:table-row table:style-name="ro2">
          <table:table-cell office:value-type="float" office:value="2108306">
            <text:p>2108306</text:p>
          </table:table-cell>
          <table:table-cell office:value-type="string">
            <text:p>Penalv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6653">
            <text:p>1716653</text:p>
          </table:table-cell>
          <table:table-cell office:value-type="string">
            <text:p>Pequizeir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8405">
            <text:p>2108405</text:p>
          </table:table-cell>
          <table:table-cell office:value-type="string">
            <text:p>Peri Mir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8454">
            <text:p>2108454</text:p>
          </table:table-cell>
          <table:table-cell office:value-type="string">
            <text:p>Peritoró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635">
            <text:p>1505635</text:p>
          </table:table-cell>
          <table:table-cell office:value-type="string">
            <text:p>Piçarr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189">
            <text:p>1100189</text:p>
          </table:table-cell>
          <table:table-cell office:value-type="string">
            <text:p>Pimenta Buen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101468">
            <text:p>1101468</text:p>
          </table:table-cell>
          <table:table-cell office:value-type="string">
            <text:p>Pimenteiras do 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8504">
            <text:p>2108504</text:p>
          </table:table-cell>
          <table:table-cell office:value-type="string">
            <text:p>Pindaré-Mir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7008">
            <text:p>1717008</text:p>
          </table:table-cell>
          <table:table-cell office:value-type="string">
            <text:p>Pindoram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8603">
            <text:p>2108603</text:p>
          </table:table-cell>
          <table:table-cell office:value-type="string">
            <text:p>Pinheir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8702">
            <text:p>2108702</text:p>
          </table:table-cell>
          <table:table-cell office:value-type="string">
            <text:p>Pio XI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8801">
            <text:p>2108801</text:p>
          </table:table-cell>
          <table:table-cell office:value-type="string">
            <text:p>Pirapem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7206">
            <text:p>1717206</text:p>
          </table:table-cell>
          <table:table-cell office:value-type="string">
            <text:p>Piraquê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7503">
            <text:p>1717503</text:p>
          </table:table-cell>
          <table:table-cell office:value-type="string">
            <text:p>Pium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5650">
            <text:p>1505650</text:p>
          </table:table-cell>
          <table:table-cell office:value-type="string">
            <text:p>Placas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200385">
            <text:p>1200385</text:p>
          </table:table-cell>
          <table:table-cell office:value-type="string">
            <text:p>Plácido de Castro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6455">
            <text:p>5106455</text:p>
          </table:table-cell>
          <table:table-cell office:value-type="string">
            <text:p>Planalto da Ser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8900">
            <text:p>2108900</text:p>
          </table:table-cell>
          <table:table-cell office:value-type="string">
            <text:p>Poção de Ped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6505">
            <text:p>5106505</text:p>
          </table:table-cell>
          <table:table-cell office:value-type="string">
            <text:p>Poconé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700">
            <text:p>1505700</text:p>
          </table:table-cell>
          <table:table-cell office:value-type="string">
            <text:p>Ponta de Pedra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653">
            <text:p>5106653</text:p>
          </table:table-cell>
          <table:table-cell office:value-type="string">
            <text:p>Pontal do Araguai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7800">
            <text:p>1717800</text:p>
          </table:table-cell>
          <table:table-cell office:value-type="string">
            <text:p>Ponte Alta do Bom Jesu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7909">
            <text:p>1717909</text:p>
          </table:table-cell>
          <table:table-cell office:value-type="string">
            <text:p>Ponte Alt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6703">
            <text:p>5106703</text:p>
          </table:table-cell>
          <table:table-cell office:value-type="string">
            <text:p>Ponte Branc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752">
            <text:p>5106752</text:p>
          </table:table-cell>
          <table:table-cell office:value-type="string">
            <text:p>Pontes e Lacerda-MT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1505809">
            <text:p>1505809</text:p>
          </table:table-cell>
          <table:table-cell office:value-type="string">
            <text:p>Portel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807">
            <text:p>1200807</text:p>
          </table:table-cell>
          <table:table-cell office:value-type="string">
            <text:p>Porto Acre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6778">
            <text:p>5106778</text:p>
          </table:table-cell>
          <table:table-cell office:value-type="string">
            <text:p>Porto Alegre do Norte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8006">
            <text:p>1718006</text:p>
          </table:table-cell>
          <table:table-cell office:value-type="string">
            <text:p>Porto Alegre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908">
            <text:p>1505908</text:p>
          </table:table-cell>
          <table:table-cell office:value-type="string">
            <text:p>Porto de Moz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802">
            <text:p>5106802</text:p>
          </table:table-cell>
          <table:table-cell office:value-type="string">
            <text:p>Porto dos Gaúcho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828">
            <text:p>5106828</text:p>
          </table:table-cell>
          <table:table-cell office:value-type="string">
            <text:p>Porto Esperidiã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851">
            <text:p>5106851</text:p>
          </table:table-cell>
          <table:table-cell office:value-type="string">
            <text:p>Porto Estrel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9007">
            <text:p>2109007</text:p>
          </table:table-cell>
          <table:table-cell office:value-type="string">
            <text:p>Porto Franc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535">
            <text:p>1600535</text:p>
          </table:table-cell>
          <table:table-cell office:value-type="string">
            <text:p>Porto Grande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8204">
            <text:p>1718204</text:p>
          </table:table-cell>
          <table:table-cell office:value-type="string">
            <text:p>Porto Nacional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9056">
            <text:p>2109056</text:p>
          </table:table-cell>
          <table:table-cell office:value-type="string">
            <text:p>Porto Rico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205">
            <text:p>1100205</text:p>
          </table:table-cell>
          <table:table-cell office:value-type="string">
            <text:p>Porto Velho-RO</text:p>
          </table:table-cell>
          <table:table-cell office:value-type="float" office:value="-63">
            <text:p>-63</text:p>
          </table:table-cell>
          <table:table-cell table:style-name="ce56" office:value-type="float" office:value="-69">
            <text:p>-69</text:p>
          </table:table-cell>
        </table:table-row>
        <table:table-row table:style-name="ro2">
          <table:table-cell office:value-type="float" office:value="1200393">
            <text:p>1200393</text:p>
          </table:table-cell>
          <table:table-cell office:value-type="string">
            <text:p>Porto Walter-AC</text:p>
          </table:table-cell>
          <table:table-cell office:value-type="float" office:value="-75">
            <text:p>-75</text:p>
          </table:table-cell>
          <table:table-cell/>
        </table:table-row>
        <table:table-row table:style-name="ro2">
          <table:table-cell office:value-type="float" office:value="5107008">
            <text:p>5107008</text:p>
          </table:table-cell>
          <table:table-cell office:value-type="string">
            <text:p>Poxoréo-MT</text:p>
          </table:table-cell>
          <table:table-cell office:value-type="float" office:value="-51">
            <text:p>-51</text:p>
          </table:table-cell>
          <table:table-cell table:style-name="ce56" office:value-type="float" office:value="-57">
            <text:p>-57</text:p>
          </table:table-cell>
        </table:table-row>
        <table:table-row table:style-name="ro2">
          <table:table-cell office:value-type="float" office:value="1600550">
            <text:p>1600550</text:p>
          </table:table-cell>
          <table:table-cell office:value-type="string">
            <text:p>Pracuúba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8303">
            <text:p>1718303</text:p>
          </table:table-cell>
          <table:table-cell office:value-type="string">
            <text:p>Praia Norte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005">
            <text:p>1506005</text:p>
          </table:table-cell>
          <table:table-cell office:value-type="string">
            <text:p>Prainha-PA</text:p>
          </table:table-cell>
          <table:table-cell office:value-type="float" office:value="-51">
            <text:p>-51</text:p>
          </table:table-cell>
          <table:table-cell table:style-name="ce56" office:value-type="float" office:value="-57">
            <text:p>-57</text:p>
          </table:table-cell>
        </table:table-row>
        <table:table-row table:style-name="ro2">
          <table:table-cell office:value-type="float" office:value="2109106">
            <text:p>2109106</text:p>
          </table:table-cell>
          <table:table-cell office:value-type="string">
            <text:p>Presidente Dut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536">
            <text:p>1303536</text:p>
          </table:table-cell>
          <table:table-cell office:value-type="string">
            <text:p>Presidente Figueiredo-AM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2109205">
            <text:p>2109205</text:p>
          </table:table-cell>
          <table:table-cell office:value-type="string">
            <text:p>Presidente Juscelin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402">
            <text:p>1718402</text:p>
          </table:table-cell>
          <table:table-cell office:value-type="string">
            <text:p>Presidente Kennedy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9239">
            <text:p>2109239</text:p>
          </table:table-cell>
          <table:table-cell office:value-type="string">
            <text:p>Presidente Médic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254">
            <text:p>1100254</text:p>
          </table:table-cell>
          <table:table-cell office:value-type="string">
            <text:p>Presidente Médici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9270">
            <text:p>2109270</text:p>
          </table:table-cell>
          <table:table-cell office:value-type="string">
            <text:p>Presidente Sarney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9304">
            <text:p>2109304</text:p>
          </table:table-cell>
          <table:table-cell office:value-type="string">
            <text:p>Presidente Varg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1476">
            <text:p>1101476</text:p>
          </table:table-cell>
          <table:table-cell office:value-type="string">
            <text:p>Primavera de Rondôni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7040">
            <text:p>5107040</text:p>
          </table:table-cell>
          <table:table-cell office:value-type="string">
            <text:p>Primavera do Leste-MT</text:p>
          </table:table-cell>
          <table:table-cell office:value-type="float" office:value="-51">
            <text:p>-51</text:p>
          </table:table-cell>
          <table:table-cell table:style-name="ce56" office:value-type="float" office:value="-57">
            <text:p>-57</text:p>
          </table:table-cell>
        </table:table-row>
        <table:table-row table:style-name="ro2">
          <table:table-cell office:value-type="float" office:value="1506104">
            <text:p>1506104</text:p>
          </table:table-cell>
          <table:table-cell office:value-type="string">
            <text:p>Primaver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451">
            <text:p>1718451</text:p>
          </table:table-cell>
          <table:table-cell office:value-type="string">
            <text:p>Pugmil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112">
            <text:p>1506112</text:p>
          </table:table-cell>
          <table:table-cell office:value-type="string">
            <text:p>Quatipuru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065">
            <text:p>5107065</text:p>
          </table:table-cell>
          <table:table-cell office:value-type="string">
            <text:p>Querênci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9452">
            <text:p>2109452</text:p>
          </table:table-cell>
          <table:table-cell office:value-type="string">
            <text:p>Rapos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501">
            <text:p>1718501</text:p>
          </table:table-cell>
          <table:table-cell office:value-type="string">
            <text:p>Recursolândia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138">
            <text:p>1506138</text:p>
          </table:table-cell>
          <table:table-cell office:value-type="string">
            <text:p>Redençã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156">
            <text:p>5107156</text:p>
          </table:table-cell>
          <table:table-cell office:value-type="string">
            <text:p>Reserva do Cabaçal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9502">
            <text:p>2109502</text:p>
          </table:table-cell>
          <table:table-cell office:value-type="string">
            <text:p>Riac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550">
            <text:p>1718550</text:p>
          </table:table-cell>
          <table:table-cell office:value-type="string">
            <text:p>Riachinho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2109551">
            <text:p>2109551</text:p>
          </table:table-cell>
          <table:table-cell office:value-type="string">
            <text:p>Ribamar Fiquen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180">
            <text:p>5107180</text:p>
          </table:table-cell>
          <table:table-cell office:value-type="string">
            <text:p>Ribeirão Cascalheir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198">
            <text:p>5107198</text:p>
          </table:table-cell>
          <table:table-cell office:value-type="string">
            <text:p>Ribeirãozinho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401">
            <text:p>1200401</text:p>
          </table:table-cell>
          <table:table-cell office:value-type="string">
            <text:p>Rio Branco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7206">
            <text:p>5107206</text:p>
          </table:table-cell>
          <table:table-cell office:value-type="string">
            <text:p>Rio Branc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0262">
            <text:p>1100262</text:p>
          </table:table-cell>
          <table:table-cell office:value-type="string">
            <text:p>Rio Cresp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8659">
            <text:p>1718659</text:p>
          </table:table-cell>
          <table:table-cell office:value-type="string">
            <text:p>Rio da Conceiçã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709">
            <text:p>1718709</text:p>
          </table:table-cell>
          <table:table-cell office:value-type="string">
            <text:p>Rio dos Boi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161">
            <text:p>1506161</text:p>
          </table:table-cell>
          <table:table-cell office:value-type="string">
            <text:p>Rio Mar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3569">
            <text:p>1303569</text:p>
          </table:table-cell>
          <table:table-cell office:value-type="string">
            <text:p>Rio Preto da Eva-AM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1718758">
            <text:p>1718758</text:p>
          </table:table-cell>
          <table:table-cell office:value-type="string">
            <text:p>Rio Son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427">
            <text:p>1200427</text:p>
          </table:table-cell>
          <table:table-cell office:value-type="string">
            <text:p>Rodrigues Alves-AC</text:p>
          </table:table-cell>
          <table:table-cell office:value-type="float" office:value="-75">
            <text:p>-75</text:p>
          </table:table-cell>
          <table:table-cell/>
        </table:table-row>
        <table:table-row table:style-name="ro2">
          <table:table-cell office:value-type="float" office:value="1100288">
            <text:p>1100288</text:p>
          </table:table-cell>
          <table:table-cell office:value-type="string">
            <text:p>Rolim de Mour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7578">
            <text:p>5107578</text:p>
          </table:table-cell>
          <table:table-cell office:value-type="string">
            <text:p>Rondolândia-MT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6187">
            <text:p>1506187</text:p>
          </table:table-cell>
          <table:table-cell office:value-type="string">
            <text:p>Rondon do Pará-PA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5107602">
            <text:p>5107602</text:p>
          </table:table-cell>
          <table:table-cell office:value-type="string">
            <text:p>Rondonópoli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400472">
            <text:p>1400472</text:p>
          </table:table-cell>
          <table:table-cell office:value-type="string">
            <text:p>Rorainópolis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7701">
            <text:p>5107701</text:p>
          </table:table-cell>
          <table:table-cell office:value-type="string">
            <text:p>Rosário 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9601">
            <text:p>2109601</text:p>
          </table:table-cell>
          <table:table-cell office:value-type="string">
            <text:p>Rosári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195">
            <text:p>1506195</text:p>
          </table:table-cell>
          <table:table-cell office:value-type="string">
            <text:p>Rurópolis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6203">
            <text:p>1506203</text:p>
          </table:table-cell>
          <table:table-cell office:value-type="string">
            <text:p>Salinópolis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750">
            <text:p>5107750</text:p>
          </table:table-cell>
          <table:table-cell office:value-type="string">
            <text:p>Salto do Céu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6302">
            <text:p>1506302</text:p>
          </table:table-cell>
          <table:table-cell office:value-type="string">
            <text:p>Salvaterr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9700">
            <text:p>2109700</text:p>
          </table:table-cell>
          <table:table-cell office:value-type="string">
            <text:p>Sambaíb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808">
            <text:p>1718808</text:p>
          </table:table-cell>
          <table:table-cell office:value-type="string">
            <text:p>Sampaio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1718840">
            <text:p>1718840</text:p>
          </table:table-cell>
          <table:table-cell office:value-type="string">
            <text:p>Sando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351">
            <text:p>1506351</text:p>
          </table:table-cell>
          <table:table-cell office:value-type="string">
            <text:p>Santa Bárbara do Par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248">
            <text:p>5107248</text:p>
          </table:table-cell>
          <table:table-cell office:value-type="string">
            <text:p>Santa Carmem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6401">
            <text:p>1506401</text:p>
          </table:table-cell>
          <table:table-cell office:value-type="string">
            <text:p>Santa Cruz do Arari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743">
            <text:p>5107743</text:p>
          </table:table-cell>
          <table:table-cell office:value-type="string">
            <text:p>Santa Cruz do Xingu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8865">
            <text:p>1718865</text:p>
          </table:table-cell>
          <table:table-cell office:value-type="string">
            <text:p>Santa Fé do Aragua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9759">
            <text:p>2109759</text:p>
          </table:table-cell>
          <table:table-cell office:value-type="string">
            <text:p>Santa Filomen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9809">
            <text:p>2109809</text:p>
          </table:table-cell>
          <table:table-cell office:value-type="string">
            <text:p>Santa Hele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9908">
            <text:p>2109908</text:p>
          </table:table-cell>
          <table:table-cell office:value-type="string">
            <text:p>Santa Inê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500">
            <text:p>1506500</text:p>
          </table:table-cell>
          <table:table-cell office:value-type="string">
            <text:p>Santa Isabel do Pará-PA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1303601">
            <text:p>1303601</text:p>
          </table:table-cell>
          <table:table-cell office:value-type="string">
            <text:p>Santa Isabel do Rio Negro-AM</text:p>
          </table:table-cell>
          <table:table-cell office:value-type="float" office:value="-63">
            <text:p>-63</text:p>
          </table:table-cell>
          <table:table-cell table:style-name="ce56" office:value-type="float" office:value="-69">
            <text:p>-69</text:p>
          </table:table-cell>
        </table:table-row>
        <table:table-row table:style-name="ro6">
          <table:table-cell office:value-type="float" office:value="1100296">
            <text:p>1100296</text:p>
          </table:table-cell>
          <table:table-cell office:value-type="string">
            <text:p>Santa Luzia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6559">
            <text:p>1506559</text:p>
          </table:table-cell>
          <table:table-cell office:value-type="string">
            <text:p>Santa Luzia do Par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0039">
            <text:p>2110039</text:p>
          </table:table-cell>
          <table:table-cell office:value-type="string">
            <text:p>Santa Luzia do Paruá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0005">
            <text:p>2110005</text:p>
          </table:table-cell>
          <table:table-cell office:value-type="string">
            <text:p>Santa Luz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583">
            <text:p>1506583</text:p>
          </table:table-cell>
          <table:table-cell office:value-type="string">
            <text:p>Santa Maria das Barreira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609">
            <text:p>1506609</text:p>
          </table:table-cell>
          <table:table-cell office:value-type="string">
            <text:p>Santa Maria do Par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881">
            <text:p>1718881</text:p>
          </table:table-cell>
          <table:table-cell office:value-type="string">
            <text:p>Santa Maria do Tocantins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1718899">
            <text:p>1718899</text:p>
          </table:table-cell>
          <table:table-cell office:value-type="string">
            <text:p>Santa Rita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6">
          <table:table-cell office:value-type="float" office:value="5107768">
            <text:p>5107768</text:p>
          </table:table-cell>
          <table:table-cell office:value-type="string">
            <text:p>Santa Rita do Trivelat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10203">
            <text:p>2110203</text:p>
          </table:table-cell>
          <table:table-cell office:value-type="string">
            <text:p>Santa Rit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435">
            <text:p>1200435</text:p>
          </table:table-cell>
          <table:table-cell office:value-type="string">
            <text:p>Santa Rosa do Purus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718907">
            <text:p>1718907</text:p>
          </table:table-cell>
          <table:table-cell office:value-type="string">
            <text:p>Santa Rosa do Tocantins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1719004">
            <text:p>1719004</text:p>
          </table:table-cell>
          <table:table-cell office:value-type="string">
            <text:p>Santa Terez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002">
            <text:p>1720002</text:p>
          </table:table-cell>
          <table:table-cell office:value-type="string">
            <text:p>Santa Terezinh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776">
            <text:p>5107776</text:p>
          </table:table-cell>
          <table:table-cell office:value-type="string">
            <text:p>Santa Terezinh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708">
            <text:p>1506708</text:p>
          </table:table-cell>
          <table:table-cell office:value-type="string">
            <text:p>Santana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600600">
            <text:p>1600600</text:p>
          </table:table-cell>
          <table:table-cell office:value-type="string">
            <text:p>Santana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906">
            <text:p>1506906</text:p>
          </table:table-cell>
          <table:table-cell office:value-type="string">
            <text:p>Santarém Novo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807">
            <text:p>1506807</text:p>
          </table:table-cell>
          <table:table-cell office:value-type="string">
            <text:p>Santarém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7263">
            <text:p>5107263</text:p>
          </table:table-cell>
          <table:table-cell office:value-type="string">
            <text:p>Santo Afons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3700">
            <text:p>1303700</text:p>
          </table:table-cell>
          <table:table-cell office:value-type="string">
            <text:p>Santo Antônio do Içá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7792">
            <text:p>5107792</text:p>
          </table:table-cell>
          <table:table-cell office:value-type="string">
            <text:p>Santo Antônio do Leste-MT</text:p>
          </table:table-cell>
          <table:table-cell office:value-type="float" office:value="-51">
            <text:p>-51</text:p>
          </table:table-cell>
          <table:table-cell table:style-name="ce56" office:value-type="float" office:value="-57">
            <text:p>-57</text:p>
          </table:table-cell>
        </table:table-row>
        <table:table-row table:style-name="ro2">
          <table:table-cell office:value-type="float" office:value="5107800">
            <text:p>5107800</text:p>
          </table:table-cell>
          <table:table-cell office:value-type="string">
            <text:p>Santo Antônio do Leverger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7003">
            <text:p>1507003</text:p>
          </table:table-cell>
          <table:table-cell office:value-type="string">
            <text:p>Santo Antônio do Tauá-PA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2110302">
            <text:p>2110302</text:p>
          </table:table-cell>
          <table:table-cell office:value-type="string">
            <text:p>Santo Antônio dos Lop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101">
            <text:p>1720101</text:p>
          </table:table-cell>
          <table:table-cell office:value-type="string">
            <text:p>São Bento do Tocantins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2110500">
            <text:p>2110500</text:p>
          </table:table-cell>
          <table:table-cell office:value-type="string">
            <text:p>São Bent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102">
            <text:p>1507102</text:p>
          </table:table-cell>
          <table:table-cell office:value-type="string">
            <text:p>São Caetano de Odivelas-PA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1507151">
            <text:p>1507151</text:p>
          </table:table-cell>
          <table:table-cell office:value-type="string">
            <text:p>São Domingos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0658">
            <text:p>2110658</text:p>
          </table:table-cell>
          <table:table-cell office:value-type="string">
            <text:p>São Domingos do Azeit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201">
            <text:p>1507201</text:p>
          </table:table-cell>
          <table:table-cell office:value-type="string">
            <text:p>São Domingos do Capim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0708">
            <text:p>2110708</text:p>
          </table:table-cell>
          <table:table-cell office:value-type="string">
            <text:p>São Domingos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6">
          <table:table-cell office:value-type="float" office:value="1101484">
            <text:p>1101484</text:p>
          </table:table-cell>
          <table:table-cell office:value-type="string">
            <text:p>São Felipe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10807">
            <text:p>2110807</text:p>
          </table:table-cell>
          <table:table-cell office:value-type="string">
            <text:p>São Félix de Bals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859">
            <text:p>5107859</text:p>
          </table:table-cell>
          <table:table-cell office:value-type="string">
            <text:p>São Félix do Araguai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20150">
            <text:p>1720150</text:p>
          </table:table-cell>
          <table:table-cell office:value-type="string">
            <text:p>São Félix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300">
            <text:p>1507300</text:p>
          </table:table-cell>
          <table:table-cell office:value-type="string">
            <text:p>São Félix do Xingu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0856">
            <text:p>2110856</text:p>
          </table:table-cell>
          <table:table-cell office:value-type="string">
            <text:p>São Francisco do Brej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1492">
            <text:p>1101492</text:p>
          </table:table-cell>
          <table:table-cell office:value-type="string">
            <text:p>São Francisco do Guaporé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7409">
            <text:p>1507409</text:p>
          </table:table-cell>
          <table:table-cell office:value-type="string">
            <text:p>São Francisco do Par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809">
            <text:p>1303809</text:p>
          </table:table-cell>
          <table:table-cell office:value-type="string">
            <text:p>São Gabriel da Cachoeira-AM</text:p>
          </table:table-cell>
          <table:table-cell office:value-type="float" office:value="-63">
            <text:p>-63</text:p>
          </table:table-cell>
          <table:table-cell table:style-name="ce56" office:value-type="float" office:value="-69">
            <text:p>-69</text:p>
          </table:table-cell>
        </table:table-row>
        <table:table-row table:style-name="ro2">
          <table:table-cell office:value-type="float" office:value="1507458">
            <text:p>1507458</text:p>
          </table:table-cell>
          <table:table-cell office:value-type="string">
            <text:p>São Geraldo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003">
            <text:p>2111003</text:p>
          </table:table-cell>
          <table:table-cell office:value-type="string">
            <text:p>São João Batist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400506">
            <text:p>1400506</text:p>
          </table:table-cell>
          <table:table-cell office:value-type="string">
            <text:p>São João da Baliza-RR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1507466">
            <text:p>1507466</text:p>
          </table:table-cell>
          <table:table-cell office:value-type="string">
            <text:p>São João da Ponta-PA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1507474">
            <text:p>1507474</text:p>
          </table:table-cell>
          <table:table-cell office:value-type="string">
            <text:p>São João de Pirabas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508">
            <text:p>1507508</text:p>
          </table:table-cell>
          <table:table-cell office:value-type="string">
            <text:p>São João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029">
            <text:p>2111029</text:p>
          </table:table-cell>
          <table:table-cell office:value-type="string">
            <text:p>São João do Carú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052">
            <text:p>2111052</text:p>
          </table:table-cell>
          <table:table-cell office:value-type="string">
            <text:p>São João do Paraís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201">
            <text:p>2111201</text:p>
          </table:table-cell>
          <table:table-cell office:value-type="string">
            <text:p>São José de Ribama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297">
            <text:p>5107297</text:p>
          </table:table-cell>
          <table:table-cell office:value-type="string">
            <text:p>São José do Pov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7305">
            <text:p>5107305</text:p>
          </table:table-cell>
          <table:table-cell office:value-type="string">
            <text:p>São José do Rio Clar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7354">
            <text:p>5107354</text:p>
          </table:table-cell>
          <table:table-cell office:value-type="string">
            <text:p>São José do Xingu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250">
            <text:p>2111250</text:p>
          </table:table-cell>
          <table:table-cell office:value-type="string">
            <text:p>São José dos Basíli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107">
            <text:p>5107107</text:p>
          </table:table-cell>
          <table:table-cell office:value-type="string">
            <text:p>São José dos Quatro Marco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11409">
            <text:p>2111409</text:p>
          </table:table-cell>
          <table:table-cell office:value-type="string">
            <text:p>São Luís Gonzag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300">
            <text:p>2111300</text:p>
          </table:table-cell>
          <table:table-cell office:value-type="string">
            <text:p>São Luí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400605">
            <text:p>1400605</text:p>
          </table:table-cell>
          <table:table-cell office:value-type="string">
            <text:p>São Luiz-RR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2111508">
            <text:p>2111508</text:p>
          </table:table-cell>
          <table:table-cell office:value-type="string">
            <text:p>São Mateus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607">
            <text:p>1507607</text:p>
          </table:table-cell>
          <table:table-cell office:value-type="string">
            <text:p>São Miguel do Guam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320">
            <text:p>1100320</text:p>
          </table:table-cell>
          <table:table-cell office:value-type="string">
            <text:p>São Miguel do Guaporé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20200">
            <text:p>1720200</text:p>
          </table:table-cell>
          <table:table-cell office:value-type="string">
            <text:p>São Miguel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908">
            <text:p>1303908</text:p>
          </table:table-cell>
          <table:table-cell office:value-type="string">
            <text:p>São Paulo de Olivença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2111532">
            <text:p>2111532</text:p>
          </table:table-cell>
          <table:table-cell office:value-type="string">
            <text:p>São Pedro da Água Branca-M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404">
            <text:p>5107404</text:p>
          </table:table-cell>
          <table:table-cell office:value-type="string">
            <text:p>São Pedro da Cip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11573">
            <text:p>2111573</text:p>
          </table:table-cell>
          <table:table-cell office:value-type="string">
            <text:p>São Pedro dos Crent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607">
            <text:p>2111607</text:p>
          </table:table-cell>
          <table:table-cell office:value-type="string">
            <text:p>São Raimundo das Mangabei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631">
            <text:p>2111631</text:p>
          </table:table-cell>
          <table:table-cell office:value-type="string">
            <text:p>São Raimundo do Doca Bezer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672">
            <text:p>2111672</text:p>
          </table:table-cell>
          <table:table-cell office:value-type="string">
            <text:p>São Robert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259">
            <text:p>1720259</text:p>
          </table:table-cell>
          <table:table-cell office:value-type="string">
            <text:p>São Salvador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7706">
            <text:p>1507706</text:p>
          </table:table-cell>
          <table:table-cell office:value-type="string">
            <text:p>São Sebastião da Boa Vist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20309">
            <text:p>1720309</text:p>
          </table:table-cell>
          <table:table-cell office:value-type="string">
            <text:p>São Sebastião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3957">
            <text:p>1303957</text:p>
          </table:table-cell>
          <table:table-cell office:value-type="string">
            <text:p>São Sebastião do Uatumã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20499">
            <text:p>1720499</text:p>
          </table:table-cell>
          <table:table-cell office:value-type="string">
            <text:p>São Valério da Natividade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2111706">
            <text:p>2111706</text:p>
          </table:table-cell>
          <table:table-cell office:value-type="string">
            <text:p>São Vicente Ferre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875">
            <text:p>5107875</text:p>
          </table:table-cell>
          <table:table-cell office:value-type="string">
            <text:p>Sapezal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7755">
            <text:p>1507755</text:p>
          </table:table-cell>
          <table:table-cell office:value-type="string">
            <text:p>Sapuc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722">
            <text:p>2111722</text:p>
          </table:table-cell>
          <table:table-cell office:value-type="string">
            <text:p>Satubinh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500">
            <text:p>1200500</text:p>
          </table:table-cell>
          <table:table-cell office:value-type="string">
            <text:p>Sena Madureira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2111748">
            <text:p>2111748</text:p>
          </table:table-cell>
          <table:table-cell office:value-type="string">
            <text:p>Senador Alexandre Cost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450">
            <text:p>1200450</text:p>
          </table:table-cell>
          <table:table-cell office:value-type="string">
            <text:p>Senador Guiomard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7805">
            <text:p>1507805</text:p>
          </table:table-cell>
          <table:table-cell office:value-type="string">
            <text:p>Senador José Porfíri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763">
            <text:p>2111763</text:p>
          </table:table-cell>
          <table:table-cell office:value-type="string">
            <text:p>Senador La Rocqu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1500">
            <text:p>1101500</text:p>
          </table:table-cell>
          <table:table-cell office:value-type="string">
            <text:p>Seringueira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600055">
            <text:p>1600055</text:p>
          </table:table-cell>
          <table:table-cell office:value-type="string">
            <text:p>Serra do Navio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883">
            <text:p>5107883</text:p>
          </table:table-cell>
          <table:table-cell office:value-type="string">
            <text:p>Serra Nova Dourad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789">
            <text:p>2111789</text:p>
          </table:table-cell>
          <table:table-cell office:value-type="string">
            <text:p>Serrano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655">
            <text:p>1720655</text:p>
          </table:table-cell>
          <table:table-cell office:value-type="string">
            <text:p>Silvanópolis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1304005">
            <text:p>1304005</text:p>
          </table:table-cell>
          <table:table-cell office:value-type="string">
            <text:p>Silves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7909">
            <text:p>5107909</text:p>
          </table:table-cell>
          <table:table-cell office:value-type="string">
            <text:p>Sinop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20804">
            <text:p>1720804</text:p>
          </table:table-cell>
          <table:table-cell office:value-type="string">
            <text:p>Sítio Novo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805">
            <text:p>2111805</text:p>
          </table:table-cell>
          <table:table-cell office:value-type="string">
            <text:p>Sítio Nov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925">
            <text:p>5107925</text:p>
          </table:table-cell>
          <table:table-cell office:value-type="string">
            <text:p>Sorris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7904">
            <text:p>1507904</text:p>
          </table:table-cell>
          <table:table-cell office:value-type="string">
            <text:p>Soure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904">
            <text:p>2111904</text:p>
          </table:table-cell>
          <table:table-cell office:value-type="string">
            <text:p>Sucupira do Nort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853">
            <text:p>1720853</text:p>
          </table:table-cell>
          <table:table-cell office:value-type="string">
            <text:p>Sucupir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941">
            <text:p>5107941</text:p>
          </table:table-cell>
          <table:table-cell office:value-type="string">
            <text:p>Tabaporã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4062">
            <text:p>1304062</text:p>
          </table:table-cell>
          <table:table-cell office:value-type="string">
            <text:p>Tabatinga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720903">
            <text:p>1720903</text:p>
          </table:table-cell>
          <table:table-cell office:value-type="string">
            <text:p>Taguatinga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953">
            <text:p>1507953</text:p>
          </table:table-cell>
          <table:table-cell office:value-type="string">
            <text:p>Tailând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20937">
            <text:p>1720937</text:p>
          </table:table-cell>
          <table:table-cell office:value-type="string">
            <text:p>Taipas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978">
            <text:p>1720978</text:p>
          </table:table-cell>
          <table:table-cell office:value-type="string">
            <text:p>Talismã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958">
            <text:p>5107958</text:p>
          </table:table-cell>
          <table:table-cell office:value-type="string">
            <text:p>Tangará da Ser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4104">
            <text:p>1304104</text:p>
          </table:table-cell>
          <table:table-cell office:value-type="string">
            <text:p>Tapauá-AM</text:p>
          </table:table-cell>
          <table:table-cell office:value-type="float" office:value="-63">
            <text:p>-63</text:p>
          </table:table-cell>
          <table:table-cell table:style-name="ce56" office:value-type="float" office:value="-69">
            <text:p>-69</text:p>
          </table:table-cell>
        </table:table-row>
        <table:table-row table:style-name="ro2">
          <table:table-cell office:value-type="float" office:value="5108006">
            <text:p>5108006</text:p>
          </table:table-cell>
          <table:table-cell office:value-type="string">
            <text:p>Tapurah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200609">
            <text:p>1200609</text:p>
          </table:table-cell>
          <table:table-cell office:value-type="string">
            <text:p>Tarauacá-AC</text:p>
          </table:table-cell>
          <table:table-cell office:value-type="float" office:value="-69">
            <text:p>-69</text:p>
          </table:table-cell>
          <table:table-cell table:style-name="ce56" office:value-type="float" office:value="-75">
            <text:p>-75</text:p>
          </table:table-cell>
        </table:table-row>
        <table:table-row table:style-name="ro2">
          <table:table-cell office:value-type="float" office:value="1600709">
            <text:p>1600709</text:p>
          </table:table-cell>
          <table:table-cell office:value-type="string">
            <text:p>Tartarugalzinho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2001">
            <text:p>2112001</text:p>
          </table:table-cell>
          <table:table-cell office:value-type="string">
            <text:p>Tasso Fragos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4203">
            <text:p>1304203</text:p>
          </table:table-cell>
          <table:table-cell office:value-type="string">
            <text:p>Tefé-AM</text:p>
          </table:table-cell>
          <table:table-cell office:value-type="float" office:value="-63">
            <text:p>-63</text:p>
          </table:table-cell>
          <table:table-cell table:style-name="ce56" office:value-type="float" office:value="-69">
            <text:p>-69</text:p>
          </table:table-cell>
        </table:table-row>
        <table:table-row table:style-name="ro2">
          <table:table-cell office:value-type="float" office:value="1101559">
            <text:p>1101559</text:p>
          </table:table-cell>
          <table:table-cell office:value-type="string">
            <text:p>Teixeirópoli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7961">
            <text:p>1507961</text:p>
          </table:table-cell>
          <table:table-cell office:value-type="string">
            <text:p>Terra Alt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8055">
            <text:p>5108055</text:p>
          </table:table-cell>
          <table:table-cell office:value-type="string">
            <text:p>Terra Nova do 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7979">
            <text:p>1507979</text:p>
          </table:table-cell>
          <table:table-cell office:value-type="string">
            <text:p>Terra Santa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8105">
            <text:p>5108105</text:p>
          </table:table-cell>
          <table:table-cell office:value-type="string">
            <text:p>Tesouro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1609">
            <text:p>1101609</text:p>
          </table:table-cell>
          <table:table-cell office:value-type="string">
            <text:p>Theobrom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12100">
            <text:p>2112100</text:p>
          </table:table-cell>
          <table:table-cell table:style-name="Default" office:value-type="string">
            <text:p>Timbi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1109">
            <text:p>1721109</text:p>
          </table:table-cell>
          <table:table-cell office:value-type="string">
            <text:p>Tocantínia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1721208">
            <text:p>1721208</text:p>
          </table:table-cell>
          <table:table-cell office:value-type="string">
            <text:p>Tocantinópoli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8001">
            <text:p>1508001</text:p>
          </table:table-cell>
          <table:table-cell office:value-type="string">
            <text:p>Tomé-Açu-PA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1304237">
            <text:p>1304237</text:p>
          </table:table-cell>
          <table:table-cell office:value-type="string">
            <text:p>Tonantins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8204">
            <text:p>5108204</text:p>
          </table:table-cell>
          <table:table-cell office:value-type="string">
            <text:p>Torixoréu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8035">
            <text:p>1508035</text:p>
          </table:table-cell>
          <table:table-cell office:value-type="string">
            <text:p>Tracuateu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8050">
            <text:p>1508050</text:p>
          </table:table-cell>
          <table:table-cell office:value-type="string">
            <text:p>Trairão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12233">
            <text:p>2112233</text:p>
          </table:table-cell>
          <table:table-cell office:value-type="string">
            <text:p>Trizidela do Val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8084">
            <text:p>1508084</text:p>
          </table:table-cell>
          <table:table-cell office:value-type="string">
            <text:p>Tucumã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8100">
            <text:p>1508100</text:p>
          </table:table-cell>
          <table:table-cell office:value-type="string">
            <text:p>Tucuruí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2274">
            <text:p>2112274</text:p>
          </table:table-cell>
          <table:table-cell office:value-type="string">
            <text:p>Tufilând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2308">
            <text:p>2112308</text:p>
          </table:table-cell>
          <table:table-cell office:value-type="string">
            <text:p>Tuntu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1257">
            <text:p>1721257</text:p>
          </table:table-cell>
          <table:table-cell office:value-type="string">
            <text:p>Tupiram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21307">
            <text:p>1721307</text:p>
          </table:table-cell>
          <table:table-cell office:value-type="string">
            <text:p>Tupira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2407">
            <text:p>2112407</text:p>
          </table:table-cell>
          <table:table-cell office:value-type="string">
            <text:p>Turiaç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2456">
            <text:p>2112456</text:p>
          </table:table-cell>
          <table:table-cell office:value-type="string">
            <text:p>Turilând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4260">
            <text:p>1304260</text:p>
          </table:table-cell>
          <table:table-cell office:value-type="string">
            <text:p>Uarini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400704">
            <text:p>1400704</text:p>
          </table:table-cell>
          <table:table-cell office:value-type="string">
            <text:p>Uiramutã-RR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1508126">
            <text:p>1508126</text:p>
          </table:table-cell>
          <table:table-cell office:value-type="string">
            <text:p>Ulianópolis-PA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5108303">
            <text:p>5108303</text:p>
          </table:table-cell>
          <table:table-cell office:value-type="string">
            <text:p>União do Sul-MT</text:p>
          </table:table-cell>
          <table:table-cell office:value-type="float" office:value="-51">
            <text:p>-51</text:p>
          </table:table-cell>
          <table:table-cell table:style-name="ce56" office:value-type="float" office:value="-57">
            <text:p>-57</text:p>
          </table:table-cell>
        </table:table-row>
        <table:table-row table:style-name="ro2">
          <table:table-cell office:value-type="float" office:value="1508159">
            <text:p>1508159</text:p>
          </table:table-cell>
          <table:table-cell office:value-type="string">
            <text:p>Uruará-PA</text:p>
          </table:table-cell>
          <table:table-cell office:value-type="float" office:value="-51">
            <text:p>-51</text:p>
          </table:table-cell>
          <table:table-cell table:style-name="ce56" office:value-type="float" office:value="-57">
            <text:p>-57</text:p>
          </table:table-cell>
        </table:table-row>
        <table:table-row table:style-name="ro2">
          <table:table-cell office:value-type="float" office:value="1304302">
            <text:p>1304302</text:p>
          </table:table-cell>
          <table:table-cell office:value-type="string">
            <text:p>Urucará-AM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1304401">
            <text:p>1304401</text:p>
          </table:table-cell>
          <table:table-cell office:value-type="string">
            <text:p>Urucurituba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1708">
            <text:p>1101708</text:p>
          </table:table-cell>
          <table:table-cell office:value-type="string">
            <text:p>Urupá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8352">
            <text:p>5108352</text:p>
          </table:table-cell>
          <table:table-cell office:value-type="string">
            <text:p>Vale de São Domingo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1757">
            <text:p>1101757</text:p>
          </table:table-cell>
          <table:table-cell office:value-type="string">
            <text:p>Vale do Anari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101807">
            <text:p>1101807</text:p>
          </table:table-cell>
          <table:table-cell office:value-type="string">
            <text:p>Vale do Paraís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12704">
            <text:p>2112704</text:p>
          </table:table-cell>
          <table:table-cell table:style-name="Default" office:value-type="string">
            <text:p>Vargem Grand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8402">
            <text:p>5108402</text:p>
          </table:table-cell>
          <table:table-cell office:value-type="string">
            <text:p>Várzea Grand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8501">
            <text:p>5108501</text:p>
          </table:table-cell>
          <table:table-cell office:value-type="string">
            <text:p>Ve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12803">
            <text:p>2112803</text:p>
          </table:table-cell>
          <table:table-cell office:value-type="string">
            <text:p>Via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8209">
            <text:p>1508209</text:p>
          </table:table-cell>
          <table:table-cell office:value-type="string">
            <text:p>Vigia-PA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5105507">
            <text:p>5105507</text:p>
          </table:table-cell>
          <table:table-cell office:value-type="string">
            <text:p>Vila Bela da Santíssima Trindade-MT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2112852">
            <text:p>2112852</text:p>
          </table:table-cell>
          <table:table-cell office:value-type="string">
            <text:p>Vila Nova dos Martírios-MA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5108600">
            <text:p>5108600</text:p>
          </table:table-cell>
          <table:table-cell office:value-type="string">
            <text:p>Vila Ric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304">
            <text:p>1100304</text:p>
          </table:table-cell>
          <table:table-cell office:value-type="string">
            <text:p>Vilhena-RO</text:p>
          </table:table-cell>
          <table:table-cell office:value-type="float" office:value="-57">
            <text:p>-57</text:p>
          </table:table-cell>
          <table:table-cell table:style-name="ce56" office:value-type="float" office:value="-63">
            <text:p>-63</text:p>
          </table:table-cell>
        </table:table-row>
        <table:table-row table:style-name="ro2">
          <table:table-cell office:value-type="float" office:value="1508308">
            <text:p>1508308</text:p>
          </table:table-cell>
          <table:table-cell office:value-type="string">
            <text:p>Viseu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808">
            <text:p>1600808</text:p>
          </table:table-cell>
          <table:table-cell office:value-type="string">
            <text:p>Vitória do Jari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2902">
            <text:p>2112902</text:p>
          </table:table-cell>
          <table:table-cell office:value-type="string">
            <text:p>Vitória do Mear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8357">
            <text:p>1508357</text:p>
          </table:table-cell>
          <table:table-cell office:value-type="string">
            <text:p>Vitória do Xingu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3009">
            <text:p>2113009</text:p>
          </table:table-cell>
          <table:table-cell office:value-type="string">
            <text:p>Vitorino Freir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2081">
            <text:p>1722081</text:p>
          </table:table-cell>
          <table:table-cell office:value-type="string">
            <text:p>Wanderlândia-TO</text:p>
          </table:table-cell>
          <table:table-cell office:value-type="float" office:value="-45">
            <text:p>-45</text:p>
          </table:table-cell>
          <table:table-cell table:style-name="ce56" office:value-type="float" office:value="-51">
            <text:p>-51</text:p>
          </table:table-cell>
        </table:table-row>
        <table:table-row table:style-name="ro2">
          <table:table-cell office:value-type="float" office:value="1722107">
            <text:p>1722107</text:p>
          </table:table-cell>
          <table:table-cell office:value-type="string">
            <text:p>Xambioá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708">
            <text:p>1200708</text:p>
          </table:table-cell>
          <table:table-cell office:value-type="string">
            <text:p>Xapuri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8407">
            <text:p>1508407</text:p>
          </table:table-cell>
          <table:table-cell office:value-type="string">
            <text:p>Xinguar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4007">
            <text:p>2114007</text:p>
          </table:table-cell>
          <table:table-cell office:value-type="string">
            <text:p>Zé Doca-MA</text:p>
          </table:table-cell>
          <table:table-cell office:value-type="float" office:value="-45">
            <text:p>-4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R$ </number:text>
      <number:number number:decimal-places="0" number:min-integer-digits="1" number:grouping="true"/>
      <number:text> </number:text>
    </number:number-style>
    <number:number-style style:name="N122P1" style:volatile="true">
      <number:text> R$ (</number:text>
      <number:number number:decimal-places="0" number:min-integer-digits="1" number:grouping="true"/>
      <number:text>)</number:text>
    </number:number-style>
    <number:number-style style:name="N122P2" style:volatile="true">
      <number:text> R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R$ </number:text>
      <number:number number:decimal-places="2" number:min-integer-digits="1" number:grouping="true"/>
      <number:text> </number:text>
    </number:number-style>
    <number:number-style style:name="N130P1" style:volatile="true">
      <number:text> R$ (</number:text>
      <number:number number:decimal-places="2" number:min-integer-digits="1" number:grouping="true"/>
      <number:text>)</number:text>
    </number:number-style>
    <number:number-style style:name="N130P2" style:volatile="true">
      <number:text> R$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2">12/07/2011</text:date>, <text:time>16:37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0T12:55:47.32</meta:creation-date>
    <meta:editing-duration>PT4H8M20S</meta:editing-duration>
    <meta:editing-cycles>32</meta:editing-cycles>
    <meta:generator>LibreOffice/3.4$Unix LibreOffice_project/340m1$Build-12</meta:generator>
    <meta:initial-creator>Luiz Motta</meta:initial-creator>
    <dc:date>2011-07-12T16:37:51</dc:date>
    <meta:document-statistic meta:table-count="6" meta:cell-count="2668" meta:object-count="6"/>
    <meta:user-defined meta:name="Informações 1"/>
    <meta:user-defined meta:name="Informações 2"/>
    <meta:user-defined meta:name="Informações 3"/>
    <meta:user-defined meta:name="Informações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LibraryZerada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